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AR PL UMing HK1" svg:font-family="'AR PL UMing HK', 'MS Gothic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weight="bold" style:font-name-asian="新細明體" style:language-asian="zh" style:country-asian="TW" style:font-weight-asian="bold" style:font-weight-complex="bold"/>
    </style:style>
    <style:style style:name="P2" style:family="paragraph" style:parent-style-name="Standard">
      <style:paragraph-properties fo:line-height="200%"/>
      <style:text-properties fo:color="#808080" style:language-asian="zh" style:country-asian="TW"/>
    </style:style>
    <style:style style:name="P3" style:family="paragraph" style:parent-style-name="Standard">
      <style:paragraph-properties fo:line-height="200%"/>
      <style:text-properties fo:color="#808080"/>
    </style:style>
    <style:style style:name="P4" style:family="paragraph" style:parent-style-name="Standard">
      <style:paragraph-properties fo:line-height="200%"/>
      <style:text-properties style:font-name-asian="新細明體" style:language-asian="zh" style:country-asian="TW"/>
    </style:style>
    <style:style style:name="P5" style:family="paragraph" style:parent-style-name="Standard">
      <style:paragraph-properties fo:line-height="200%"/>
    </style:style>
    <style:style style:name="P6" style:family="paragraph" style:parent-style-name="Standard" style:master-page-name="Standard">
      <style:paragraph-properties fo:line-height="200%" style:page-number="auto"/>
      <style:text-properties fo:font-weight="bold" style:language-asian="zh" style:country-asian="TW" style:font-weight-asian="bold" style:font-weight-complex="bold"/>
    </style:style>
    <style:style style:name="T1" style:family="text">
      <style:text-properties style:font-name-asian="新細明體"/>
    </style:style>
    <style:style style:name="T2" style:family="text">
      <style:text-properties style:font-name-asian="新細明體" style:language-asian="zh" style:country-asian="TW"/>
    </style:style>
    <style:style style:name="T3" style:family="text">
      <style:text-properties style:font-name-asian="Times New Roman" style:font-name-complex="Times New Roman"/>
    </style:style>
    <style:style style:name="T4" style:family="text">
      <style:text-properties style:font-name-asian="Times New Roman" style:language-asian="zh" style:country-asian="TW" style:font-name-complex="Times New Roman"/>
    </style:style>
    <style:style style:name="T5" style:family="text">
      <style:text-properties style:language-asian="zh" style:country-asian="TW"/>
    </style:style>
    <style:style style:name="T6" style:family="text">
      <style:text-properties fo:color="#808080"/>
    </style:style>
    <style:style style:name="T7" style:family="text">
      <style:text-properties fo:color="#808080" style:font-name-asian="新細明體" style:language-asian="zh" style:country-asian="TW"/>
    </style:style>
    <style:style style:name="T8" style:family="text">
      <style:text-properties fo:color="#808080" style:language-asian="zh" style:country-asian="TW"/>
    </style:style>
    <style:style style:name="T9" style:family="text">
      <style:text-properties fo:color="#808080" style:font-name-asian="Times New Roman" style:language-asian="zh" style:country-asian="TW" style:font-name-complex="Times New Roman"/>
    </style:style>
    <style:style style:name="T10" style:family="text">
      <style:text-properties fo:color="#808080" style:font-name-asian="Times New Roman" style:font-name-complex="Times New Roman"/>
    </style:style>
    <style:style style:name="T11" style:family="text">
      <style:text-properties fo:color="#808080" style:font-name="新細明體" style:font-name-asian="新細明體" style:language-asian="zh" style:country-asian="TW" style:font-name-complex="新細明體"/>
    </style:style>
    <style:style style:name="T12" style:family="text">
      <style:text-properties fo:color="#808080" fo:font-weight="bold" style:font-weight-asian="bold" style:font-weight-complex="bold"/>
    </style:style>
    <style:style style:name="T13" style:family="text">
      <style:text-properties fo:color="#808080" fo:font-weight="bold" style:font-name-asian="Times New Roman" style:font-weight-asian="bold" style:font-name-complex="Times New Roman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name-asian="新細明體" style:language-asian="zh" style:country-asian="TW" style:font-weight-asian="bold" style:font-weight-complex="bold"/>
    </style:style>
    <style:style style:name="T16" style:family="text">
      <style:text-properties fo:font-weight="bold" style:language-asian="zh" style:country-asian="TW" style:font-weight-asian="bold" style:font-weight-complex="bold"/>
    </style:style>
    <style:style style:name="T17" style:family="text">
      <style:text-properties fo:font-weight="bold" style:font-name-asian="Times New Roman" style:language-asian="zh" style:country-asian="TW" style:font-weight-asian="bold" style:font-name-complex="Times New Roman" style:font-weight-complex="bold"/>
    </style:style>
    <style:style style:name="T18" style:family="text">
      <style:text-properties fo:font-weight="bold" style:font-name-asian="Times New Roman" style:font-weight-asian="bold" style:font-name-complex="Times New Roman" style:font-weight-complex="bold"/>
    </style:style>
    <style:style style:name="T19" style:family="text">
      <style:text-properties style:font-name="新細明體" fo:font-weight="bold" style:font-name-asian="新細明體" style:language-asian="zh" style:country-asian="TW" style:font-weight-asian="bold" style:font-name-complex="新細明體" style:font-weight-complex="bold"/>
    </style:style>
    <style:style style:name="T20" style:family="text">
      <style:text-properties style:font-name="新細明體" style:font-name-asian="新細明體" style:language-asian="zh" style:country-asian="TW" style:font-name-complex="新細明體"/>
    </style:style>
    <style:style style:name="T21" style:family="text">
      <style:text-properties fo:color="#00ffff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ubject</text:span><text:span text:style-name="T3"> </text:span>title:<text:span text:style-name="T3"> <text:s text:c="2"/></text:span>Write<text:span text:style-name="T3"> </text:span>me<text:span text:style-name="T3"> </text:span>something</text:p>
      <text:p text:style-name="P5"><text:span text:style-name="T7">There</text:span><text:span text:style-name="T9"> </text:span><text:span text:style-name="T8">is</text:span><text:span text:style-name="T9"> </text:span><text:span text:style-name="T8">one</text:span><text:span text:style-name="T9"> </text:span><text:span text:style-name="T8">thing</text:span><text:span text:style-name="T9"> </text:span><text:span text:style-name="T8">you</text:span><text:span text:style-name="T9"> </text:span><text:span text:style-name="T8">can</text:span><text:span text:style-name="T9"> </text:span><text:span text:style-name="T8">think</text:span><text:span text:style-name="T9"> </text:span><text:span text:style-name="T8">about</text:span><text:span text:style-name="T9"> </text:span><text:span text:style-name="T8">:how</text:span><text:span text:style-name="T9"> </text:span><text:span text:style-name="T8">important</text:span><text:span text:style-name="T9"> </text:span><text:span text:style-name="T8">is</text:span><text:span text:style-name="T9"> “</text:span><text:span text:style-name="T7">me</text:span><text:span text:style-name="T9">” </text:span><text:span text:style-name="T8">here,could</text:span><text:span text:style-name="T9"> “</text:span><text:span text:style-name="T7">me</text:span><text:span text:style-name="T9">” </text:span><text:span text:style-name="T8">be</text:span><text:span text:style-name="T9"> “</text:span><text:span text:style-name="T7">us</text:span><text:span text:style-name="T9">”</text:span><text:span text:style-name="T7">,</text:span><text:span text:style-name="T9"> “</text:span><text:span text:style-name="T7">him</text:span></text:p>
      <text:p text:style-name="P5"><text:span text:style-name="T9">“</text:span><text:span text:style-name="T7">,</text:span><text:span text:style-name="T9"> “</text:span><text:span text:style-name="T7">her</text:span><text:span text:style-name="T9">”</text:span><text:span text:style-name="T7">,</text:span><text:span text:style-name="T9"> </text:span><text:span text:style-name="T8">or</text:span><text:span text:style-name="T9"> </text:span><text:span text:style-name="T8">you</text:span><text:span text:style-name="T9"> </text:span><text:span text:style-name="T8">wanna</text:span><text:span text:style-name="T9"> </text:span><text:span text:style-name="T8">emphasis</text:span><text:span text:style-name="T9"> </text:span><text:span text:style-name="T8">on</text:span><text:span text:style-name="T9"> “</text:span><text:span text:style-name="T7">Write</text:span><text:span text:style-name="T9">” </text:span><text:span text:style-name="T8">more,or</text:span><text:span text:style-name="T9"> </text:span><text:span text:style-name="T8">it</text:span><text:span text:style-name="T9"> </text:span><text:span text:style-name="T8">doesn</text:span><text:span text:style-name="T9">’</text:span><text:span text:style-name="T7">t</text:span><text:span text:style-name="T9"> </text:span><text:span text:style-name="T8">matter</text:span><text:span text:style-name="T9"> </text:span><text:span text:style-name="T8">much,just</text:span><text:span text:style-name="T9"> </text:span><text:span text:style-name="T8">thinking.</text:span></text:p>
      <text:p text:style-name="P2">I<text:span text:style-name="T3"> </text:span>came<text:span text:style-name="T3"> </text:span>up<text:span text:style-name="T3"> </text:span>with<text:span text:style-name="T3"> </text:span>3<text:span text:style-name="T3"> </text:span>translations:</text:p>
      <text:p text:style-name="P5"><text:span text:style-name="T15">1.寫給我聽</text:span><text:span text:style-name="T17"> </text:span><text:span text:style-name="T2">/</text:span><text:span text:style-name="T7">Write</text:span><text:span text:style-name="T9"> </text:span><text:span text:style-name="T8">me</text:span><text:span text:style-name="T9"> </text:span><text:span text:style-name="T8">something</text:span><text:span text:style-name="T9"> </text:span><text:span text:style-name="T8">to</text:span><text:span text:style-name="T9"> </text:span><text:span text:style-name="T8">hear</text:span><text:span text:style-name="T7">/Write</text:span><text:span text:style-name="T9"> </text:span><text:span text:style-name="T8">my</text:span><text:span text:style-name="T9"> </text:span><text:span text:style-name="T8">ears</text:span><text:span text:style-name="T9"> </text:span><text:span text:style-name="T8">something;this</text:span><text:span text:style-name="T9"> </text:span><text:span text:style-name="T7">Chinese</text:span><text:span text:style-name="T9"> </text:span><text:span text:style-name="T8">plays</text:span><text:span text:style-name="T9"> </text:span><text:span text:style-name="T8">a</text:span><text:span text:style-name="T9"> </text:span><text:span text:style-name="T8">little</text:span><text:span text:style-name="T9"> </text:span><text:span text:style-name="T8">with</text:span><text:span text:style-name="T9"> </text:span><text:span text:style-name="T8">the</text:span><text:span text:style-name="T9"> </text:span><text:span text:style-name="T8">words</text:span><text:span text:style-name="T9"> </text:span><text:span text:style-name="T8">to</text:span><text:span text:style-name="T9"> </text:span><text:span text:style-name="T8">contrast</text:span><text:span text:style-name="T9"> </text:span><text:span text:style-name="T8">write</text:span><text:span text:style-name="T9"> </text:span><text:span text:style-name="T8">and</text:span><text:span text:style-name="T9"> </text:span><text:span text:style-name="T8">talk(hear).</text:span></text:p>
      <text:p text:style-name="P1"/>
      <text:p text:style-name="P5"><text:span text:style-name="T15">2.寫給我些什麼(都好)</text:span><text:span text:style-name="T2">/</text:span><text:span text:style-name="T7">Write</text:span><text:span text:style-name="T9"> </text:span><text:span text:style-name="T8">me</text:span><text:span text:style-name="T9"> </text:span><text:span text:style-name="T8">something,anything;ask</text:span><text:span text:style-name="T9"> </text:span><text:span text:style-name="T8">or</text:span><text:span text:style-name="T9"> </text:span><text:span text:style-name="T8">suggest</text:span><text:span text:style-name="T9"> </text:span><text:span text:style-name="T8">people</text:span><text:span text:style-name="T9"> </text:span><text:span text:style-name="T8">to</text:span><text:span text:style-name="T9"> </text:span><text:span text:style-name="T8">write</text:span><text:span text:style-name="T9"> </text:span><text:span text:style-name="T8">you</text:span><text:span text:style-name="T9"> </text:span><text:span text:style-name="T8">anything</text:span><text:span text:style-name="T9">…</text:span></text:p>
      <text:p text:style-name="P4"/>
      <text:p text:style-name="P5"><text:span text:style-name="T15">3.</text:span><text:span text:style-name="T19">寫，些什麼都好</text:span><text:span text:style-name="T20">/</text:span><text:span text:style-name="T19">寫！什麼都好</text:span><text:span text:style-name="T11">Write,just wtire anyting more…</text:span></text:p>
      <text:p text:style-name="P1"/>
      <text:p text:style-name="P1"/>
      <text:p text:style-name="P5"><text:span text:style-name="T6">Slide</text:span><text:span text:style-name="T18"> </text:span><text:span text:style-name="T14">1</text:span><text:span text:style-name="T17"> </text:span></text:p>
      <text:p text:style-name="P3">Hi,<text:span text:style-name="T3"> </text:span>I'm<text:span text:style-name="T3"> </text:span>Greg.<text:span text:style-name="T3"> </text:span>This<text:span text:style-name="T3"> </text:span>is<text:span text:style-name="T3"> </text:span>actually<text:span text:style-name="T3"> </text:span>my<text:span text:style-name="T3"> </text:span>4th<text:span text:style-name="T3"> </text:span>Ignite,<text:span text:style-name="T3"> </text:span>but<text:span text:style-name="T3"> </text:span>only<text:span text:style-name="T3"> </text:span>my<text:span text:style-name="T3"> </text:span>first<text:span text:style-name="T3"> </text:span>Ignite<text:span text:style-name="T3"> </text:span>talk.<text:span text:style-name="T3"> </text:span>Let's<text:span text:style-name="T3"> </text:span>see<text:span text:style-name="T3"> </text:span>how<text:span text:style-name="T3"> </text:span>it<text:span text:style-name="T3"> </text:span>will<text:span text:style-name="T3"> </text:span>work<text:span text:style-name="T3"> </text:span>out.</text:p>
      <text:p text:style-name="P5"><text:span text:style-name="T15">大家好,我是葛瑞格。我其實舉辦過4場Ignite活動,但是這是我的第一次演講,就讓我們看看成果如何</text:span></text:p>
      <text:p text:style-name="P1"/>
      <text:p text:style-name="P5"><text:span text:style-name="T12">Slide</text:span><text:span text:style-name="T18"> </text:span><text:span text:style-name="T14">2</text:span><text:span text:style-name="T15">為何而寫</text:span></text:p>
      <text:p text:style-name="P5"><text:span text:style-name="T6">I</text:span><text:span text:style-name="T10"> </text:span><text:span text:style-name="T6">like</text:span><text:span text:style-name="T10"> </text:span><text:span text:style-name="T6">to</text:span><text:span text:style-name="T10"> </text:span><text:span text:style-name="T6">talk</text:span><text:span text:style-name="T10"> </text:span><text:span text:style-name="T6">a</text:span><text:span text:style-name="T10"> </text:span><text:span text:style-name="T6">lot,</text:span><text:span text:style-name="T10"> </text:span><text:span text:style-name="T6">but</text:span><text:span text:style-name="T10"> </text:span><text:span text:style-name="T6">I</text:span><text:span text:style-name="T10"> </text:span><text:span text:style-name="T6">like</text:span><text:span text:style-name="T10"> </text:span><text:span text:style-name="T6">to</text:span><text:span text:style-name="T10"> </text:span><text:span text:style-name="T6">write</text:span><text:span text:style-name="T10"> </text:span><text:span text:style-name="T6">a</text:span><text:span text:style-name="T10"> </text:span><text:span text:style-name="T6">lot</text:span><text:span text:style-name="T10"> </text:span><text:span text:style-name="T6">maybe</text:span><text:span text:style-name="T10"> </text:span><text:span text:style-name="T6">even</text:span><text:span text:style-name="T10"> </text:span><text:span text:style-name="T6">more.</text:span><text:span text:style-name="T10"> </text:span><text:span text:style-name="T6">In</text:span><text:span text:style-name="T10"> </text:span><text:span text:style-name="T6">school</text:span><text:span text:style-name="T10"> </text:span><text:span text:style-name="T6">writing</text:span><text:span text:style-name="T10"> </text:span><text:span text:style-name="T6">is</text:span><text:span text:style-name="T10"> </text:span><text:span text:style-name="T6">one</text:span><text:span text:style-name="T10"> </text:span><text:span text:style-name="T6">of</text:span><text:span text:style-name="T10"> </text:span><text:span text:style-name="T6">the</text:span><text:span text:style-name="T10"> </text:span><text:span text:style-name="T6">first</text:span><text:span text:style-name="T10"> </text:span><text:span text:style-name="T6">thing</text:span><text:span text:style-name="T10"> </text:span><text:span text:style-name="T6">we</text:span><text:span text:style-name="T10"> </text:span><text:span text:style-name="T6">learn,</text:span><text:span text:style-name="T10"> </text:span><text:span text:style-name="T6">and</text:span><text:span text:style-name="T10"> </text:span><text:span text:style-name="T6">later</text:span><text:span text:style-name="T10"> </text:span><text:span text:style-name="T6">it</text:span><text:span text:style-name="T10"> </text:span><text:span text:style-name="T6">is</text:span><text:span text:style-name="T10"> </text:span><text:span text:style-name="T6">maybe</text:span><text:span text:style-name="T10"> </text:span><text:span text:style-name="T6">one</text:span><text:span text:style-name="T10"> </text:span><text:span text:style-name="T6">of</text:span><text:span text:style-name="T10"> </text:span><text:span text:style-name="T6">the</text:span><text:span text:style-name="T10"> </text:span><text:span text:style-name="T6">first</text:span><text:span text:style-name="T10"> </text:span><text:span text:style-name="T6">thing</text:span><text:span text:style-name="T10"> </text:span><text:span text:style-name="T6">we</text:span><text:span text:style-name="T10"> </text:span><text:span text:style-name="T6">forget.</text:span><text:span text:style-name="T10"> </text:span><text:span text:style-name="T6">It</text:span><text:span text:style-name="T10"> </text:span><text:span text:style-name="T6">is</text:span><text:span text:style-name="T10"> </text:span><text:span text:style-name="T6">because</text:span><text:span text:style-name="T10"> </text:span><text:span text:style-name="T6">to</text:span><text:span text:style-name="T10"> </text:span><text:span text:style-name="T6">stay</text:span><text:span text:style-name="T10"> </text:span><text:span text:style-name="T6">alive,</text:span><text:span text:style-name="T10"> </text:span><text:span text:style-name="T6">one</text:span><text:span text:style-name="T10"> </text:span><text:span text:style-name="T6">doesn't</text:span><text:span text:style-name="T10"> </text:span><text:span text:style-name="T6">need</text:span><text:span text:style-name="T10"> </text:span><text:span text:style-name="T6">that.</text:span><text:span text:style-name="T10"> </text:span><text:span text:style-name="T6">But</text:span><text:span text:style-name="T10"> </text:span><text:span text:style-name="T6">to</text:span><text:span text:style-name="T10"> “</text:span><text:span text:style-name="T6">live</text:span><text:span text:style-name="T10">”</text:span><text:span text:style-name="T6">,</text:span><text:span text:style-name="T10"> </text:span><text:span text:style-name="T6">I</text:span><text:span text:style-name="T10"> </text:span><text:span text:style-name="T6">find</text:span><text:span text:style-name="T10"> </text:span><text:span text:style-name="T6">writing</text:span><text:span text:style-name="T10"> </text:span><text:span text:style-name="T6">a</text:span><text:span text:style-name="T10"> </text:span><text:span text:style-name="T6">very</text:span><text:span text:style-name="T10"> </text:span><text:span text:style-name="T6">rewarding</text:span><text:span text:style-name="T10"> </text:span><text:span text:style-name="T6">experience,</text:span><text:span text:style-name="T10"> </text:span><text:span text:style-name="T6">for</text:span><text:span text:style-name="T10"> </text:span><text:span text:style-name="T6">myself</text:span><text:span text:style-name="T10"> </text:span><text:span text:style-name="T6">and</text:span><text:span text:style-name="T10"> </text:span><text:span text:style-name="T6">for</text:span><text:span text:style-name="T10"> </text:span><text:span text:style-name="T6">people</text:span><text:span text:style-name="T10"> </text:span><text:span text:style-name="T6">around</text:span><text:span text:style-name="T10"> </text:span><text:span text:style-name="T6">me.</text:span></text:p>
      <text:p text:style-name="P5"><text:span text:style-name="T15">我很喜歡說話,但我更喜歡寫東西!</text:span><text:span text:style-name="T17"> </text:span><text:span text:style-name="T16">書寫是我們在學校裡最早學到的事情之一,卻也是往後我們最先忽略的事情之一，因為書寫不是生存必須；</text:span><text:span text:style-name="T15">然而，它卻是生活必須。對我和身邊的人來說，它也是珍貴的經驗。</text:span></text:p>
      <text:p text:style-name="P1"><text:soft-page-break/></text:p>
      <text:p text:style-name="P5"><text:span text:style-name="T15">書寫:</text:span><text:span text:style-name="T2">formal</text:span><text:span text:style-name="T4"> </text:span><text:span text:style-name="T5">word</text:span><text:span text:style-name="T4"> </text:span><text:span text:style-name="T5">for</text:span><text:span text:style-name="T4"> </text:span><text:span text:style-name="T5">wtiring,use書/book</text:span><text:span text:style-name="T4"> </text:span><text:span text:style-name="T5">as</text:span><text:span text:style-name="T4"> </text:span><text:span text:style-name="T5">a</text:span><text:span text:style-name="T4"> </text:span><text:span text:style-name="T5">verb,basically</text:span><text:span text:style-name="T4"> </text:span><text:span text:style-name="T5">here</text:span><text:span text:style-name="T4"> </text:span><text:span text:style-name="T5">we</text:span><text:span text:style-name="T4"> </text:span><text:span text:style-name="T5">have</text:span><text:span text:style-name="T4"> </text:span><text:span text:style-name="T5">書write+寫write</text:span></text:p>
      <text:p text:style-name="P5"><text:span text:style-name="T15">之一:</text:span><text:span text:style-name="T2">one</text:span><text:span text:style-name="T4"> </text:span><text:span text:style-name="T5">of</text:span><text:span text:style-name="T4">…</text:span><text:span text:style-name="T2">.ex:我的朋友之一one</text:span><text:span text:style-name="T4"> </text:span><text:span text:style-name="T5">of</text:span><text:span text:style-name="T4"> </text:span><text:span text:style-name="T5">my</text:span><text:span text:style-name="T4"> </text:span><text:span text:style-name="T5">friends</text:span></text:p>
      <text:p text:style-name="P5"><text:span text:style-name="T15">然而:</text:span><text:span text:style-name="T2">however</text:span></text:p>
      <text:p text:style-name="P5"><text:span text:style-name="T15">生存:</text:span><text:span text:style-name="T2">survive,stay</text:span><text:span text:style-name="T4"> </text:span><text:span text:style-name="T5">alive,here</text:span><text:span text:style-name="T4"> </text:span><text:span text:style-name="T5">we</text:span><text:span text:style-name="T4"> </text:span><text:span text:style-name="T5">have生birth+存exist/put</text:span><text:span text:style-name="T4"> </text:span><text:span text:style-name="T5">in</text:span></text:p>
      <text:p text:style-name="P5"><text:span text:style-name="T15">生活:</text:span><text:span text:style-name="T2">live</text:span><text:span text:style-name="T4"> </text:span><text:span text:style-name="T5">a</text:span><text:span text:style-name="T4"> </text:span><text:span text:style-name="T5">life</text:span></text:p>
      <text:p text:style-name="P5"><text:span text:style-name="T15">必須:</text:span><text:span text:style-name="T2">necessary,here</text:span><text:span text:style-name="T4"> </text:span><text:span text:style-name="T5">we</text:span><text:span text:style-name="T4"> </text:span><text:span text:style-name="T5">have</text:span><text:span text:style-name="T4"> </text:span><text:span text:style-name="T5">必must+須need</text:span></text:p>
      <text:p text:style-name="P5"><text:span text:style-name="T15">珍貴:</text:span><text:span text:style-name="T2">precious</text:span><text:span text:style-name="T4"> </text:span><text:span text:style-name="T5">珍</text:span><text:span text:style-name="T2">something</text:span><text:span text:style-name="T4"> </text:span><text:span text:style-name="T5">rare+貴expensive/important</text:span><text:span text:style-name="T17"> <text:s/></text:span></text:p>
      <text:p text:style-name="P5"><text:span text:style-name="T12">Slide</text:span><text:span text:style-name="T18"> </text:span><text:span text:style-name="T14">3</text:span><text:span text:style-name="T15">靈感肌肉</text:span></text:p>
      <text:p text:style-name="P5"><text:span text:style-name="T6">There's</text:span><text:span text:style-name="T10"> </text:span><text:span text:style-name="T6">a</text:span><text:span text:style-name="T10"> </text:span><text:span text:style-name="T6">guy,</text:span><text:span text:style-name="T10"> </text:span><text:span text:style-name="T6">who's</text:span><text:span text:style-name="T10"> </text:span><text:span text:style-name="T6">blog</text:span><text:span text:style-name="T10"> </text:span><text:span text:style-name="T6">I</text:span><text:span text:style-name="T10"> </text:span><text:span text:style-name="T6">read</text:span><text:span text:style-name="T10"> </text:span><text:span text:style-name="T6">quite</text:span><text:span text:style-name="T10"> </text:span><text:span text:style-name="T6">frequently.</text:span><text:span text:style-name="T10"> </text:span><text:span text:style-name="T6">He's</text:span><text:span text:style-name="T10"> </text:span><text:span text:style-name="T6">one</text:span><text:span text:style-name="T10"> </text:span><text:span text:style-name="T6">of</text:span><text:span text:style-name="T10"> </text:span><text:span text:style-name="T6">the</text:span><text:span text:style-name="T10"> </text:span><text:span text:style-name="T6">cleverest</text:span><text:span text:style-name="T10"> </text:span><text:span text:style-name="T6">and</text:span><text:span text:style-name="T10"> </text:span><text:span text:style-name="T6">most</text:span><text:span text:style-name="T10"> </text:span><text:span text:style-name="T6">honest</text:span><text:span text:style-name="T10"> </text:span><text:span text:style-name="T6">person</text:span><text:span text:style-name="T10"> </text:span><text:span text:style-name="T6">I</text:span><text:span text:style-name="T10"> </text:span><text:span text:style-name="T6">have</text:span><text:span text:style-name="T10"> </text:span><text:span text:style-name="T6">seen.</text:span><text:span text:style-name="T10"> </text:span><text:span text:style-name="T6">He</text:span><text:span text:style-name="T10"> </text:span><text:span text:style-name="T6">writes</text:span><text:span text:style-name="T10"> </text:span><text:span text:style-name="T6">a</text:span><text:span text:style-name="T10"> </text:span><text:span text:style-name="T6">lot</text:span><text:span text:style-name="T10"> </text:span><text:span text:style-name="T6">about</text:span><text:span text:style-name="T10"> </text:span><text:span text:style-name="T6">creativity,</text:span><text:span text:style-name="T10"> </text:span><text:span text:style-name="T6">how</text:span><text:span text:style-name="T10"> </text:span><text:span text:style-name="T6">to</text:span><text:span text:style-name="T10"> </text:span><text:span text:style-name="T6">exercise</text:span><text:span text:style-name="T10"> </text:span><text:span text:style-name="T6">your</text:span><text:span text:style-name="T10"> “</text:span><text:span text:style-name="T6">idea</text:span><text:span text:style-name="T10"> </text:span><text:span text:style-name="T6">muscle</text:span><text:span text:style-name="T10">”</text:span><text:span text:style-name="T6">.</text:span><text:span text:style-name="T10"> </text:span><text:span text:style-name="T6">One</text:span><text:span text:style-name="T10"> </text:span><text:span text:style-name="T6">of</text:span><text:span text:style-name="T10"> </text:span><text:span text:style-name="T6">the</text:span><text:span text:style-name="T10"> </text:span><text:span text:style-name="T6">most</text:span><text:span text:style-name="T10"> </text:span><text:span text:style-name="T6">important</text:span><text:span text:style-name="T10"> </text:span><text:span text:style-name="T6">thought</text:span><text:span text:style-name="T10"> </text:span><text:span text:style-name="T6">I've</text:span><text:span text:style-name="T10"> </text:span><text:span text:style-name="T6">read</text:span><text:span text:style-name="T10"> </text:span><text:span text:style-name="T6">in</text:span><text:span text:style-name="T10"> </text:span><text:span text:style-name="T6">a</text:span><text:span text:style-name="T10"> </text:span><text:span text:style-name="T6">very</text:span><text:span text:style-name="T10"> </text:span><text:span text:style-name="T6">long</text:span><text:span text:style-name="T10"> </text:span><text:span text:style-name="T6">time</text:span>.</text:p>
      <text:p text:style-name="P5"><text:span text:style-name="T15">我常常看這個人(James</text:span><text:span text:style-name="T17"> </text:span><text:span text:style-name="T16">Altucher)的blog,他是我見過最聰明、坦率的人之一</text:span><text:span text:style-name="T15">。他寫很多關於創意與如何培養靈感的文章。長久以來,這些文字給我很多重要啟發</text:span></text:p>
      <text:p text:style-name="P1"/>
      <text:p text:style-name="P4"/>
      <text:p text:style-name="P5"><text:span text:style-name="T12">Slide</text:span><text:span text:style-name="T13"> </text:span><text:span text:style-name="T14">4</text:span><text:span text:style-name="T15">列表</text:span></text:p>
      <text:p text:style-name="P5"><text:span text:style-name="T6">Lists</text:span><text:span text:style-name="T10"> </text:span><text:span text:style-name="T6">are</text:span><text:span text:style-name="T10"> </text:span><text:span text:style-name="T6">the</text:span><text:span text:style-name="T10"> </text:span><text:span text:style-name="T6">easiest</text:span><text:span text:style-name="T10"> </text:span><text:span text:style-name="T6">thing,</text:span><text:span text:style-name="T10"> </text:span><text:span text:style-name="T6">that's</text:span><text:span text:style-name="T10"> </text:span><text:span text:style-name="T6">his</text:span><text:span text:style-name="T10"> </text:span><text:span text:style-name="T6">original</text:span><text:span text:style-name="T10"> </text:span><text:span text:style-name="T6">example:Every</text:span><text:span text:style-name="T10"> </text:span><text:span text:style-name="T6">day</text:span><text:span text:style-name="T10"> </text:span><text:span text:style-name="T6">sit</text:span><text:span text:style-name="T10"> </text:span><text:span text:style-name="T6">down</text:span><text:span text:style-name="T10"> </text:span><text:span text:style-name="T6">and</text:span><text:span text:style-name="T10"> </text:span><text:span text:style-name="T6">just</text:span><text:span text:style-name="T10"> </text:span><text:span text:style-name="T6">write</text:span><text:span text:style-name="T10"> </text:span><text:span text:style-name="T6">a</text:span><text:span text:style-name="T10"> </text:span><text:span text:style-name="T6">list</text:span><text:span text:style-name="T10"> </text:span><text:span text:style-name="T6">of</text:span><text:span text:style-name="T10"> </text:span><text:span text:style-name="T6">anything:</text:span><text:span text:style-name="T10"> </text:span><text:span text:style-name="T6">where</text:span><text:span text:style-name="T10"> </text:span><text:span text:style-name="T6">you</text:span><text:span text:style-name="T10"> </text:span><text:span text:style-name="T6">want</text:span><text:span text:style-name="T10"> </text:span><text:span text:style-name="T6">to</text:span><text:span text:style-name="T10"> </text:span><text:span text:style-name="T6">travel,</text:span><text:span text:style-name="T10"> </text:span><text:span text:style-name="T6">what</text:span><text:span text:style-name="T10"> </text:span><text:span text:style-name="T6">would</text:span><text:span text:style-name="T10"> </text:span><text:span text:style-name="T6">be</text:span><text:span text:style-name="T10"> </text:span><text:span text:style-name="T6">your</text:span><text:span text:style-name="T10"> </text:span><text:span text:style-name="T6">dream</text:span><text:span text:style-name="T10"> </text:span><text:span text:style-name="T6">house,</text:span><text:span text:style-name="T10"> </text:span><text:span text:style-name="T6">what</text:span><text:span text:style-name="T10"> </text:span><text:span text:style-name="T6">movies</text:span><text:span text:style-name="T10"> </text:span><text:span text:style-name="T6">you'd</text:span><text:span text:style-name="T10"> </text:span><text:span text:style-name="T6">like</text:span><text:span text:style-name="T10"> </text:span><text:span text:style-name="T6">to</text:span><text:span text:style-name="T10"> </text:span><text:span text:style-name="T6">see.</text:span><text:span text:style-name="T10"> </text:span><text:span text:style-name="T6">Just</text:span><text:span text:style-name="T10"> </text:span><text:span text:style-name="T6">make</text:span><text:span text:style-name="T10"> </text:span><text:span text:style-name="T6">it</text:span><text:span text:style-name="T10"> </text:span><text:span text:style-name="T6">as</text:span><text:span text:style-name="T10"> </text:span><text:span text:style-name="T6">long</text:span><text:span text:style-name="T10"> </text:span><text:span text:style-name="T6">list</text:span><text:span text:style-name="T10"> </text:span><text:span text:style-name="T6">as</text:span><text:span text:style-name="T10"> </text:span><text:span text:style-name="T6">possible</text:span><text:span text:style-name="T10"> – </text:span><text:span text:style-name="T6">it</text:span><text:span text:style-name="T10"> </text:span><text:span text:style-name="T6">will</text:span><text:span text:style-name="T10"> </text:span><text:span text:style-name="T6">help</text:span><text:span text:style-name="T10"> </text:span><text:span text:style-name="T6">you</text:span><text:span text:style-name="T10"> </text:span><text:span text:style-name="T6">be</text:span><text:span text:style-name="T10"> </text:span><text:span text:style-name="T6">really</text:span><text:span text:style-name="T10"> </text:span><text:span text:style-name="T6">creative,</text:span><text:span text:style-name="T10"> </text:span><text:span text:style-name="T6">much</text:span><text:span text:style-name="T10"> </text:span><text:span text:style-name="T6">more</text:span><text:span text:style-name="T10"> </text:span><text:span text:style-name="T6">than</text:span><text:span text:style-name="T10"> </text:span><text:span text:style-name="T6">you</text:span><text:span text:style-name="T10"> </text:span><text:span text:style-name="T6">think</text:span><text:span text:style-name="T10"> </text:span><text:span text:style-name="T6">you</text:span><text:span text:style-name="T10"> </text:span><text:span text:style-name="T6">can</text:span><text:span text:style-name="T10"> </text:span><text:span text:style-name="T6">be.</text:span></text:p>
      <text:p text:style-name="P5"><text:span text:style-name="T15">列表很簡單,每天坐下來列出一些事情,例如:想去哪旅行,想怎樣的房子,想看什麼電影</text:span><text:span text:style-name="T17">……</text:span><text:span text:style-name="T15">寫越多越好,這將讓你變得比預期更有創意</text:span></text:p>
      <text:p text:style-name="P4"/>
      <text:p text:style-name="P4"><text:soft-page-break/></text:p>
      <text:p text:style-name="P5"><text:span text:style-name="T12">Slide</text:span><text:span text:style-name="T18"> </text:span><text:span text:style-name="T14">5</text:span><text:span text:style-name="T15">臉書留言</text:span></text:p>
      <text:p text:style-name="P5"><text:span text:style-name="T6">Extending</text:span><text:span text:style-name="T10"> </text:span><text:span text:style-name="T6">this,</text:span><text:span text:style-name="T10"> </text:span><text:span text:style-name="T6">there</text:span><text:span text:style-name="T10"> </text:span><text:span text:style-name="T6">are</text:span><text:span text:style-name="T10"> </text:span><text:span text:style-name="T6">very</text:span><text:span text:style-name="T10"> </text:span><text:span text:style-name="T6">easy</text:span><text:span text:style-name="T10"> </text:span><text:span text:style-name="T6">other</text:span><text:span text:style-name="T10"> </text:span><text:span text:style-name="T6">things</text:span><text:span text:style-name="T10"> </text:span><text:span text:style-name="T6">what</text:span><text:span text:style-name="T10"> </text:span><text:span text:style-name="T6">you</text:span><text:span text:style-name="T10"> </text:span><text:span text:style-name="T6">start</text:span><text:span text:style-name="T10"> </text:span><text:span text:style-name="T6">writing.</text:span><text:span text:style-name="T10"> </text:span><text:span text:style-name="T6">For</text:span><text:span text:style-name="T10"> </text:span><text:span text:style-name="T6">example</text:span><text:span text:style-name="T10"> </text:span><text:span text:style-name="T6">Facebook</text:span><text:span text:style-name="T10"> </text:span><text:span text:style-name="T6">comments.</text:span><text:span text:style-name="T10"> </text:span><text:span text:style-name="T6">Instead</text:span><text:span text:style-name="T10"> </text:span><text:span text:style-name="T6">of</text:span><text:span text:style-name="T10"> “</text:span><text:span text:style-name="T6">liking</text:span><text:span text:style-name="T10">” </text:span><text:span text:style-name="T6">things,</text:span><text:span text:style-name="T10"> </text:span><text:span text:style-name="T6">react</text:span><text:span text:style-name="T10"> </text:span><text:span text:style-name="T6">to</text:span><text:span text:style-name="T10"> </text:span><text:span text:style-name="T6">them.</text:span><text:span text:style-name="T10"> </text:span><text:span text:style-name="T6">Of</text:span><text:span text:style-name="T10"> </text:span><text:span text:style-name="T6">course,</text:span><text:span text:style-name="T10"> </text:span><text:span text:style-name="T6">something</text:span><text:span text:style-name="T10"> </text:span><text:span text:style-name="T6">meaningful</text:span><text:span text:style-name="T10"> </text:span><text:span text:style-name="T6">reaction</text:span><text:span text:style-name="T10"> </text:span><text:span text:style-name="T6">is</text:span><text:span text:style-name="T10"> </text:span><text:span text:style-name="T6">good,</text:span><text:span text:style-name="T10"> </text:span><text:span text:style-name="T6">though</text:span><text:span text:style-name="T10"> </text:span><text:span text:style-name="T6">I</text:span><text:span text:style-name="T10"> </text:span><text:span text:style-name="T6">don't</text:span><text:span text:style-name="T10"> </text:span><text:span text:style-name="T6">insist</text:span><text:span text:style-name="T10"> </text:span><text:span text:style-name="T6">on</text:span><text:span text:style-name="T10"> </text:span><text:span text:style-name="T6">that</text:span><text:span text:style-name="T10"> </text:span><text:span text:style-name="T6">one.</text:span><text:span text:style-name="T10"> </text:span><text:span text:style-name="T6">Since</text:span><text:span text:style-name="T10"> </text:span><text:span text:style-name="T6">I</text:span><text:span text:style-name="T10"> </text:span><text:span text:style-name="T6">started</text:span><text:span text:style-name="T10"> </text:span><text:span text:style-name="T6">to</text:span><text:span text:style-name="T10"> </text:span><text:span text:style-name="T6">do</text:span><text:span text:style-name="T10"> </text:span><text:span text:style-name="T6">this,</text:span><text:span text:style-name="T10"> </text:span><text:span text:style-name="T6">I</text:span><text:span text:style-name="T10"> </text:span><text:span text:style-name="T6">have</text:span><text:span text:style-name="T10"> </text:span><text:span text:style-name="T6">much</text:span><text:span text:style-name="T10"> </text:span><text:span text:style-name="T6">more</text:span><text:span text:style-name="T10"> </text:span><text:span text:style-name="T6">interaction</text:span><text:span text:style-name="T10"> </text:span><text:span text:style-name="T6">with</text:span><text:span text:style-name="T10"> </text:span><text:span text:style-name="T6">people.</text:span></text:p>
      <text:p text:style-name="P5"><text:span text:style-name="T15">除此之外,臉書留言也很簡單。不要只按讚,而是回覆它們。雖然有意義的回覆很好,卻不一定必要。藉由臉書留言,我與人有了更多互動</text:span></text:p>
      <text:p text:style-name="P1"/>
      <text:p text:style-name="P1"/>
      <text:p text:style-name="P5"><text:span text:style-name="T12">Slide</text:span><text:span text:style-name="T18"> </text:span><text:span text:style-name="T14">6</text:span><text:span text:style-name="T15">臉書留言</text:span></text:p>
      <text:p text:style-name="P5"><text:span text:style-name="T6">Also,</text:span><text:span text:style-name="T10"> </text:span><text:span text:style-name="T6">the</text:span><text:span text:style-name="T10"> </text:span><text:span text:style-name="T6">more</text:span><text:span text:style-name="T10"> </text:span><text:span text:style-name="T6">people</text:span><text:span text:style-name="T10"> </text:span><text:span text:style-name="T6">you</text:span><text:span text:style-name="T10"> </text:span><text:span text:style-name="T21">talk</text:span><text:span text:style-name="T10"> </text:span><text:span text:style-name="T6">to,</text:span><text:span text:style-name="T10"> </text:span><text:span text:style-name="T6">the</text:span><text:span text:style-name="T10"> </text:span><text:span text:style-name="T6">more</text:span><text:span text:style-name="T10"> </text:span><text:span text:style-name="T6">they</text:span><text:span text:style-name="T10"> </text:span><text:span text:style-name="T6">will</text:span><text:span text:style-name="T10"> </text:span><text:span text:style-name="T6">talk</text:span><text:span text:style-name="T10"> </text:span><text:span text:style-name="T6">to</text:span><text:span text:style-name="T10"> </text:span><text:span text:style-name="T6">you,</text:span><text:span text:style-name="T10"> </text:span><text:span text:style-name="T6">more</text:span><text:span text:style-name="T10"> </text:span><text:span text:style-name="T6">of</text:span><text:span text:style-name="T10"> </text:span><text:span text:style-name="T6">them</text:span><text:span text:style-name="T10"> </text:span><text:span text:style-name="T6">will</text:span><text:span text:style-name="T10"> </text:span><text:span text:style-name="T6">comment</text:span><text:span text:style-name="T10"> </text:span><text:span text:style-name="T6">back</text:span><text:span text:style-name="T10"> </text:span><text:span text:style-name="T6">on</text:span><text:span text:style-name="T10"> </text:span><text:span text:style-name="T6">what</text:span><text:span text:style-name="T10"> </text:span><text:span text:style-name="T6">you</text:span><text:span text:style-name="T10"> </text:span><text:span text:style-name="T6">post.</text:span><text:span text:style-name="T10"> </text:span><text:span text:style-name="T6">By</text:span><text:span text:style-name="T10"> </text:span><text:span text:style-name="T6">making</text:span><text:span text:style-name="T10"> </text:span><text:span text:style-name="T6">a</text:span><text:span text:style-name="T10"> </text:span><text:span text:style-name="T6">little</text:span><text:span text:style-name="T10"> </text:span><text:span text:style-name="T6">bit</text:span><text:span text:style-name="T10"> </text:span><text:span text:style-name="T6">of</text:span><text:span text:style-name="T10"> </text:span><text:span text:style-name="T6">effort</text:span><text:span text:style-name="T10"> </text:span><text:span text:style-name="T6">of</text:span><text:span text:style-name="T10"> </text:span><text:span text:style-name="T6">typing</text:span><text:span text:style-name="T10"> </text:span><text:span text:style-name="T6">a</text:span><text:span text:style-name="T10"> </text:span><text:span text:style-name="T6">sentence</text:span><text:span text:style-name="T10"> </text:span><text:span text:style-name="T6">or</text:span><text:span text:style-name="T10"> </text:span><text:span text:style-name="T6">two,</text:span><text:span text:style-name="T10"> </text:span><text:span text:style-name="T6">you</text:span><text:span text:style-name="T10"> </text:span><text:span text:style-name="T6">can</text:span><text:span text:style-name="T10"> </text:span><text:span text:style-name="T6">open</text:span><text:span text:style-name="T10"> </text:span><text:span text:style-name="T6">up</text:span><text:span text:style-name="T10"> </text:span><text:span text:style-name="T6">a</text:span><text:span text:style-name="T10"> </text:span><text:span text:style-name="T6">whole</text:span><text:span text:style-name="T10"> </text:span><text:span text:style-name="T6">new</text:span><text:span text:style-name="T10"> </text:span><text:span text:style-name="T6">world,</text:span><text:span text:style-name="T10"> </text:span><text:span text:style-name="T6">and</text:span><text:span text:style-name="T10"> </text:span><text:span text:style-name="T6">make</text:span><text:span text:style-name="T10"> </text:span><text:span text:style-name="T6">social</text:span><text:span text:style-name="T10"> </text:span><text:span text:style-name="T6">networking</text:span><text:span text:style-name="T10"> </text:span><text:span text:style-name="T6">much</text:span><text:span text:style-name="T10"> </text:span><text:span text:style-name="T6">more</text:span><text:span text:style-name="T10"> </text:span><text:span text:style-name="T6">social</text:span>.</text:p>
      <text:p text:style-name="P5"><text:span text:style-name="T15">和人說得越多,別人也會與你說得越多。只要打幾句留言,你就可以開啟一個新世界,讓社交網絡更活躍</text:span></text:p>
      <text:p text:style-name="P1"/>
      <text:p text:style-name="P1"/>
      <text:p text:style-name="P5"><text:span text:style-name="T6">Slide</text:span><text:span text:style-name="T18"> </text:span><text:span text:style-name="T14">7</text:span><text:span text:style-name="T17"> </text:span><text:span text:style-name="T16">電子郵件</text:span></text:p>
      <text:p text:style-name="P5"><text:span text:style-name="T6">Going</text:span><text:span text:style-name="T10"> </text:span><text:span text:style-name="T6">a</text:span><text:span text:style-name="T10"> </text:span><text:span text:style-name="T6">bit</text:span><text:span text:style-name="T10"> </text:span><text:span text:style-name="T6">further,</text:span><text:span text:style-name="T10"> </text:span><text:span text:style-name="T6">there</text:span><text:span text:style-name="T10"> </text:span><text:span text:style-name="T6">are</text:span><text:span text:style-name="T10"> </text:span><text:span text:style-name="T6">emails.</text:span><text:span text:style-name="T10"> </text:span><text:span text:style-name="T6">Every</text:span><text:span text:style-name="T10"> </text:span><text:span text:style-name="T6">one</text:span><text:span text:style-name="T10"> </text:span><text:span text:style-name="T6">likes</text:span><text:span text:style-name="T10"> </text:span><text:span text:style-name="T6">to</text:span><text:span text:style-name="T10"> </text:span><text:span text:style-name="T6">get</text:span><text:span text:style-name="T10"> </text:span><text:span text:style-name="T6">emails</text:span><text:span text:style-name="T10"> – </text:span><text:span text:style-name="T6">not</text:span><text:span text:style-name="T10"> </text:span><text:span text:style-name="T6">the</text:span><text:span text:style-name="T10"> </text:span><text:span text:style-name="T6">spam,</text:span><text:span text:style-name="T10"> </text:span><text:span text:style-name="T6">and</text:span><text:span text:style-name="T10"> </text:span><text:span text:style-name="T6">notification,</text:span><text:span text:style-name="T10"> </text:span><text:span text:style-name="T6">but</text:span><text:span text:style-name="T10"> </text:span><text:span text:style-name="T6">real</text:span><text:span text:style-name="T10"> </text:span><text:span text:style-name="T6">stuff,</text:span><text:span text:style-name="T10"> </text:span><text:span text:style-name="T6">written</text:span><text:span text:style-name="T10"> </text:span><text:span text:style-name="T6">personally</text:span><text:span text:style-name="T10"> </text:span><text:span text:style-name="T6">to</text:span><text:span text:style-name="T10"> </text:span><text:span text:style-name="T6">you.</text:span><text:span text:style-name="T10"> </text:span><text:span text:style-name="T6">How</text:span><text:span text:style-name="T10"> </text:span><text:span text:style-name="T6">great</text:span><text:span text:style-name="T10"> </text:span><text:span text:style-name="T6">it</text:span><text:span text:style-name="T10"> </text:span><text:span text:style-name="T6">feels</text:span><text:span text:style-name="T10"> </text:span><text:span text:style-name="T6">to</text:span><text:span text:style-name="T10"> </text:span><text:span text:style-name="T6">be</text:span><text:span text:style-name="T10"> </text:span><text:span text:style-name="T6">able</text:span><text:span text:style-name="T10"> </text:span><text:span text:style-name="T6">to</text:span><text:span text:style-name="T10"> </text:span><text:span text:style-name="T6">get</text:span><text:span text:style-name="T10"> </text:span><text:span text:style-name="T6">in</text:span><text:span text:style-name="T10"> </text:span><text:span text:style-name="T6">touch</text:span><text:span text:style-name="T10"> </text:span><text:span text:style-name="T6">with</text:span><text:span text:style-name="T10"> </text:span><text:span text:style-name="T6">anyone</text:span><text:span text:style-name="T10"> </text:span><text:span text:style-name="T6">around</text:span><text:span text:style-name="T10"> </text:span><text:span text:style-name="T6">the</text:span><text:span text:style-name="T10"> </text:span><text:span text:style-name="T6">world,</text:span><text:span text:style-name="T10"> </text:span><text:span text:style-name="T6">your</text:span><text:span text:style-name="T10"> </text:span><text:span text:style-name="T6">long</text:span><text:span text:style-name="T10"> </text:span><text:span text:style-name="T6">lost</text:span><text:span text:style-name="T10"> </text:span><text:span text:style-name="T6">friends,</text:span><text:span text:style-name="T10"> </text:span><text:span text:style-name="T6">your</text:span><text:span text:style-name="T10"> </text:span><text:span text:style-name="T6">family</text:span><text:span text:style-name="T10"> </text:span><text:span text:style-name="T6">if</text:span><text:span text:style-name="T10"> </text:span><text:span text:style-name="T6">you</text:span><text:span text:style-name="T10"> </text:span><text:span text:style-name="T6">happen</text:span><text:span text:style-name="T10"> </text:span><text:span text:style-name="T6">to</text:span><text:span text:style-name="T10"> </text:span><text:span text:style-name="T6">live</text:span><text:span text:style-name="T10"> </text:span><text:span text:style-name="T6">a</text:span><text:span text:style-name="T10"> </text:span><text:span text:style-name="T6">continent</text:span><text:span text:style-name="T10"> </text:span><text:span text:style-name="T6">away....</text:span></text:p>
      <text:p text:style-name="P5"><text:span text:style-name="T15">更進一步的是寫EMAI</text:span><text:span text:style-name="T19">L。除了垃圾信與通知信函之外,大家都喜歡收到寫給自己的私人信件。能與世界任何人、很久沒見的朋友、或著國外的家人連絡是很棒的事。</text:span></text:p>
      <text:p text:style-name="P1"/>
      <text:p text:style-name="P4"><text:soft-page-break/></text:p>
      <text:p text:style-name="P5"><text:span text:style-name="T6">Slide</text:span><text:span text:style-name="T18"> </text:span><text:span text:style-name="T14">8</text:span></text:p>
      <text:p text:style-name="P5"><text:span text:style-name="T6">Unlike</text:span><text:span text:style-name="T10"> </text:span><text:span text:style-name="T6">Facebook</text:span><text:span text:style-name="T10"> </text:span><text:span text:style-name="T6">comments,</text:span><text:span text:style-name="T10"> </text:span><text:span text:style-name="T6">that</text:span><text:span text:style-name="T10"> “</text:span><text:span text:style-name="T6">expire</text:span><text:span text:style-name="T10">” </text:span><text:span text:style-name="T6">after</text:span><text:span text:style-name="T10"> </text:span><text:span text:style-name="T6">even</text:span><text:span text:style-name="T10"> </text:span><text:span text:style-name="T6">a</text:span><text:span text:style-name="T10"> </text:span><text:span text:style-name="T6">few</text:span><text:span text:style-name="T10"> </text:span><text:span text:style-name="T6">hours</text:span><text:span text:style-name="T10"> </text:span><text:span text:style-name="T6">or</text:span><text:span text:style-name="T10"> </text:span><text:span text:style-name="T6">sometimes</text:span><text:span text:style-name="T10"> </text:span><text:span text:style-name="T6">after</text:span><text:span text:style-name="T10"> </text:span><text:span text:style-name="T6">a</text:span><text:span text:style-name="T10"> </text:span><text:span text:style-name="T6">few</text:span><text:span text:style-name="T10"> </text:span><text:span text:style-name="T6">minutes,</text:span><text:span text:style-name="T10"> </text:span><text:span text:style-name="T6">emails</text:span><text:span text:style-name="T10"> </text:span><text:span text:style-name="T6">are</text:span><text:span text:style-name="T10"> </text:span><text:span text:style-name="T6">kept.</text:span><text:span text:style-name="T10"> </text:span><text:span text:style-name="T6">You</text:span><text:span text:style-name="T10"> </text:span><text:span text:style-name="T6">can</text:span><text:span text:style-name="T10"> </text:span><text:span text:style-name="T6">read</text:span><text:span text:style-name="T10"> </text:span><text:span text:style-name="T6">them</text:span><text:span text:style-name="T10"> </text:span><text:span text:style-name="T6">again.</text:span><text:span text:style-name="T10"> </text:span><text:span text:style-name="T6">And</text:span><text:span text:style-name="T10"> </text:span><text:span text:style-name="T6">you</text:span><text:span text:style-name="T10"> </text:span><text:span text:style-name="T6">can</text:span><text:span text:style-name="T10"> </text:span><text:span text:style-name="T6">be</text:span><text:span text:style-name="T10"> </text:span><text:span text:style-name="T6">sure,</text:span><text:span text:style-name="T10"> </text:span><text:span text:style-name="T6">others</text:span><text:span text:style-name="T10"> </text:span><text:span text:style-name="T6">read</text:span><text:span text:style-name="T10"> </text:span><text:span text:style-name="T6">your</text:span><text:span text:style-name="T10"> </text:span><text:span text:style-name="T6">emails</text:span><text:span text:style-name="T10"> </text:span><text:span text:style-name="T6">again</text:span><text:span text:style-name="T10"> </text:span><text:span text:style-name="T6">as</text:span><text:span text:style-name="T10"> </text:span><text:span text:style-name="T6">well,</text:span><text:span text:style-name="T10"> </text:span><text:span text:style-name="T6">even</text:span><text:span text:style-name="T10"> </text:span><text:span text:style-name="T6">after</text:span><text:span text:style-name="T10"> </text:span><text:span text:style-name="T6">months</text:span><text:span text:style-name="T10"> </text:span><text:span text:style-name="T6">or</text:span><text:span text:style-name="T10"> </text:span><text:span text:style-name="T6">years</text:span>.</text:p>
      <text:p text:style-name="P5"><text:span text:style-name="T15">不像臉書留言有時效性/會過期,Email能被保存與重溫/重讀</text:span><text:span text:style-name="T19">–</text:span><text:span text:style-name="T15">也就是說，別人過了幾年幾月之後都能再讀你寫的emai</text:span><text:span text:style-name="T19">l。</text:span></text:p>
      <text:p text:style-name="P1"/>
      <text:p text:style-name="P4"/>
      <text:p text:style-name="P5"><text:span text:style-name="T6">Slide</text:span><text:span text:style-name="T18"> </text:span><text:span text:style-name="T14">9</text:span><text:span text:style-name="T15">明信片</text:span></text:p>
      <text:p text:style-name="P5"><text:span text:style-name="T6">But</text:span><text:span text:style-name="T10"> </text:span><text:span text:style-name="T6">it's</text:span><text:span text:style-name="T10"> </text:span><text:span text:style-name="T6">not</text:span><text:span text:style-name="T10"> </text:span><text:span text:style-name="T6">just</text:span><text:span text:style-name="T10"> </text:span><text:span text:style-name="T6">online.</text:span><text:span text:style-name="T10"> </text:span><text:span text:style-name="T6">You</text:span><text:span text:style-name="T10"> </text:span><text:span text:style-name="T6">can</text:span><text:span text:style-name="T10"> </text:span><text:span text:style-name="T6">grab</text:span><text:span text:style-name="T10"> </text:span><text:span text:style-name="T6">a</text:span><text:span text:style-name="T10"> </text:span><text:span text:style-name="T6">pen,</text:span><text:span text:style-name="T10"> </text:span><text:span text:style-name="T6">and</text:span><text:span text:style-name="T10"> </text:span><text:span text:style-name="T6">write</text:span><text:span text:style-name="T10"> </text:span><text:span text:style-name="T6">a</text:span><text:span text:style-name="T10"> </text:span><text:span text:style-name="T6">postcard.</text:span><text:span text:style-name="T10"> </text:span><text:span text:style-name="T6">You</text:span><text:span text:style-name="T10"> </text:span><text:span text:style-name="T6">can</text:span><text:span text:style-name="T10"> </text:span><text:span text:style-name="T6">write</text:span><text:span text:style-name="T10"> </text:span><text:span text:style-name="T6">them</text:span><text:span text:style-name="T10"> </text:span><text:span text:style-name="T6">to</text:span><text:span text:style-name="T10"> </text:span><text:span text:style-name="T6">your</text:span><text:span text:style-name="T10"> </text:span><text:span text:style-name="T6">friends</text:span><text:span text:style-name="T10"> </text:span><text:span text:style-name="T6">whenever</text:span><text:span text:style-name="T10"> </text:span><text:span text:style-name="T6">you</text:span><text:span text:style-name="T10"> </text:span><text:span text:style-name="T6">travel.</text:span><text:span text:style-name="T10"> </text:span><text:span text:style-name="T6">Or</text:span><text:span text:style-name="T10"> </text:span><text:span text:style-name="T6">sign</text:span><text:span text:style-name="T10"> </text:span><text:span text:style-name="T6">up</text:span><text:span text:style-name="T10"> </text:span><text:span text:style-name="T6">to</text:span><text:span text:style-name="T10"> </text:span><text:span text:style-name="T6">Postcrossing,</text:span><text:span text:style-name="T10"> </text:span><text:span text:style-name="T6">and</text:span><text:span text:style-name="T10"> </text:span><text:span text:style-name="T6">send</text:span><text:span text:style-name="T10"> </text:span><text:span text:style-name="T6">postcards</text:span><text:span text:style-name="T10"> </text:span><text:span text:style-name="T6">to</text:span><text:span text:style-name="T10"> </text:span><text:span text:style-name="T6">all</text:span><text:span text:style-name="T10"> </text:span><text:span text:style-name="T6">different</text:span><text:span text:style-name="T10"> </text:span><text:span text:style-name="T6">countries</text:span><text:span text:style-name="T10"> </text:span><text:span text:style-name="T6">to</text:span><text:span text:style-name="T10"> </text:span><text:span text:style-name="T6">strangers</text:span><text:span text:style-name="T10"> </text:span><text:span text:style-name="T6">and</text:span><text:span text:style-name="T10"> </text:span><text:span text:style-name="T6">they</text:span><text:span text:style-name="T10"> </text:span><text:span text:style-name="T6">will</text:span><text:span text:style-name="T10"> </text:span><text:span text:style-name="T6">send</text:span><text:span text:style-name="T10"> </text:span><text:span text:style-name="T6">you</text:span><text:span text:style-name="T10"> </text:span><text:span text:style-name="T6">back.</text:span><text:span text:style-name="T10"> </text:span><text:span text:style-name="T6">I</text:span><text:span text:style-name="T10"> </text:span><text:span text:style-name="T6">got</text:span><text:span text:style-name="T10"> </text:span><text:span text:style-name="T6">all</text:span><text:span text:style-name="T10"> </text:span><text:span text:style-name="T6">these</text:span><text:span text:style-name="T10"> </text:span><text:span text:style-name="T6">cards</text:span><text:span text:style-name="T10"> </text:span><text:span text:style-name="T6">just</text:span><text:span text:style-name="T10"> </text:span><text:span text:style-name="T6">in</text:span><text:span text:style-name="T10"> </text:span><text:span text:style-name="T6">one</text:span><text:span text:style-name="T10"> </text:span><text:span text:style-name="T6">month</text:span><text:span text:style-name="T10"> </text:span><text:span text:style-name="T6">from</text:span><text:span text:style-name="T10"> </text:span><text:span text:style-name="T6">6</text:span><text:span text:style-name="T10"> </text:span><text:span text:style-name="T6">different</text:span><text:span text:style-name="T10"> </text:span><text:span text:style-name="T6">countries</text:span><text:span text:style-name="T10"> </text:span><text:span text:style-name="T6">and</text:span><text:span text:style-name="T10"> </text:span><text:span text:style-name="T6">I</text:span><text:span text:style-name="T10"> </text:span><text:span text:style-name="T6">sent</text:span><text:span text:style-name="T10"> </text:span><text:span text:style-name="T6">about</text:span><text:span text:style-name="T10"> </text:span><text:span text:style-name="T6">a</text:span><text:span text:style-name="T10"> </text:span><text:span text:style-name="T6">dozen</text:span><text:span text:style-name="T10"> </text:span><text:span text:style-name="T6">postcard</text:span><text:span text:style-name="T10"> </text:span><text:span text:style-name="T6">out.</text:span><text:span text:style-name="T9"> </text:span></text:p>
      <text:p text:style-name="P5"><text:span text:style-name="T15">別只在網路上書寫，實際拿起筆寫明信片吧！你可以在旅行時寫明信片給朋友,或者在POSTCROSSING網站註冊，與世界各地的陌生人通明信片。我一個月內就收到由6個不同國家寄來的明信片,而我也寄出了一些。</text:span></text:p>
      <text:p text:style-name="P4"/>
      <text:p text:style-name="P4"/>
      <text:p text:style-name="P5">Slide<text:span text:style-name="T18"> </text:span><text:span text:style-name="T14">10</text:span></text:p>
      <text:p text:style-name="P5"><text:span text:style-name="T6">On</text:span><text:span text:style-name="T10"> </text:span><text:span text:style-name="T6">the</text:span><text:span text:style-name="T10"> </text:span><text:span text:style-name="T6">other</text:span><text:span text:style-name="T10"> </text:span><text:span text:style-name="T6">hand,</text:span><text:span text:style-name="T10"> </text:span><text:span text:style-name="T6">this</text:span><text:span text:style-name="T10"> </text:span><text:span text:style-name="T6">is</text:span><text:span text:style-name="T10"> </text:span><text:span text:style-name="T6">my</text:span><text:span text:style-name="T10"> </text:span><text:span text:style-name="T6">co-worker's</text:span><text:span text:style-name="T10"> </text:span><text:span text:style-name="T6">postcard</text:span><text:span text:style-name="T10"> </text:span><text:span text:style-name="T6">wall</text:span><text:span text:style-name="T10"> </text:span><text:span text:style-name="T6">in</text:span><text:span text:style-name="T10"> </text:span><text:span text:style-name="T6">our</text:span><text:span text:style-name="T10"> </text:span><text:span text:style-name="T6">office.</text:span><text:span text:style-name="T10"> </text:span><text:span text:style-name="T6">He</text:span><text:span text:style-name="T10"> </text:span><text:span text:style-name="T6">obviously</text:span><text:span text:style-name="T10"> </text:span><text:span text:style-name="T6">have</text:span><text:span text:style-name="T10"> </text:span><text:span text:style-name="T6">more</text:span><text:span text:style-name="T10"> </text:span><text:span text:style-name="T6">friends,</text:span><text:span text:style-name="T10"> </text:span><text:span text:style-name="T6">I</text:span><text:span text:style-name="T10"> </text:span><text:span text:style-name="T6">need</text:span><text:span text:style-name="T10"> </text:span><text:span text:style-name="T6">to</text:span><text:span text:style-name="T10"> </text:span><text:span text:style-name="T6">be</text:span><text:span text:style-name="T10"> </text:span><text:span text:style-name="T6">nicer</text:span><text:span text:style-name="T10"> </text:span><text:span text:style-name="T6">to</text:span><text:span text:style-name="T10"> </text:span><text:span text:style-name="T6">people,</text:span><text:span text:style-name="T10"> </text:span><text:span text:style-name="T6">so</text:span><text:span text:style-name="T10"> </text:span><text:span text:style-name="T6">I</text:span><text:span text:style-name="T10"> </text:span><text:span text:style-name="T6">can</text:span><text:span text:style-name="T10"> </text:span><text:span text:style-name="T6">have</text:span><text:span text:style-name="T10"> </text:span><text:span text:style-name="T6">an</text:span><text:span text:style-name="T10"> </text:span><text:span text:style-name="T6">even</text:span><text:span text:style-name="T10"> </text:span><text:span text:style-name="T6">more</text:span><text:span text:style-name="T10"> </text:span><text:span text:style-name="T6">impressive</text:span><text:span text:style-name="T10"> </text:span><text:span text:style-name="T6">postcard</text:span><text:span text:style-name="T10"> </text:span><text:span text:style-name="T6">wall</text:span><text:span text:style-name="T10"> </text:span><text:span text:style-name="T6">than</text:span><text:span text:style-name="T10"> </text:span><text:span text:style-name="T6">he</text:span><text:span text:style-name="T10"> </text:span><text:span text:style-name="T6">has.</text:span></text:p>
      <text:p text:style-name="P5"><text:span text:style-name="T15">這是我同事的明信片牆，看來他的朋友比我還多，我要對別人更好才會有比他更豐富的明信片牆</text:span></text:p>
      <text:p text:style-name="P4"><text:soft-page-break/></text:p>
      <text:p text:style-name="P5"><text:span text:style-name="T6">Slide</text:span><text:span text:style-name="T18"> </text:span><text:span text:style-name="T14">11</text:span><text:span text:style-name="T15">寫信</text:span></text:p>
      <text:p text:style-name="P3">Or<text:span text:style-name="T3"> </text:span>you<text:span text:style-name="T3"> </text:span>can<text:span text:style-name="T3"> </text:span>get<text:span text:style-name="T3"> </text:span>some<text:span text:style-name="T3"> </text:span>more<text:span text:style-name="T3"> </text:span>papers,<text:span text:style-name="T3"> </text:span>envelope,<text:span text:style-name="T3"> </text:span>a<text:span text:style-name="T3"> </text:span>good<text:span text:style-name="T3"> </text:span>desk,<text:span text:style-name="T3"> </text:span>some<text:span text:style-name="T3"> </text:span>tea<text:span text:style-name="T3"> </text:span>or<text:span text:style-name="T3"> </text:span>coffee,<text:span text:style-name="T3"> </text:span>and<text:span text:style-name="T3"> </text:span>write<text:span text:style-name="T3"> </text:span>some<text:span text:style-name="T3"> </text:span>letters.<text:span text:style-name="T3"> </text:span>I<text:span text:style-name="T3"> </text:span>used<text:span text:style-name="T3"> </text:span>to<text:span text:style-name="T3"> </text:span>write<text:span text:style-name="T3"> </text:span>a<text:span text:style-name="T3"> </text:span>lot,<text:span text:style-name="T3"> </text:span>now<text:span text:style-name="T3"> </text:span>my<text:span text:style-name="T3"> </text:span>hand<text:span text:style-name="T3"> </text:span>is<text:span text:style-name="T3"> </text:span>not<text:span text:style-name="T3"> </text:span>used<text:span text:style-name="T3"> </text:span>to<text:span text:style-name="T3"> </text:span>it<text:span text:style-name="T3"> </text:span>anymore<text:span text:style-name="T3"> </text:span>because<text:span text:style-name="T3"> </text:span>of<text:span text:style-name="T3"> </text:span>the<text:span text:style-name="T3"> </text:span>lot<text:span text:style-name="T3"> </text:span>of<text:span text:style-name="T3"> </text:span>typing.<text:span text:style-name="T3"> </text:span>But<text:span text:style-name="T3"> </text:span>if<text:span text:style-name="T3"> </text:span>people<text:span text:style-name="T3"> </text:span>re-read<text:span text:style-name="T3"> </text:span>emails<text:span text:style-name="T3"> </text:span>from<text:span text:style-name="T3"> </text:span>years<text:span text:style-name="T3"> </text:span>before,<text:span text:style-name="T3"> </text:span>your<text:span text:style-name="T3"> </text:span>letters<text:span text:style-name="T3"> </text:span>will<text:span text:style-name="T3"> </text:span>surely<text:span text:style-name="T3"> </text:span>be<text:span text:style-name="T3"> </text:span>saved<text:span text:style-name="T3"> </text:span>for<text:span text:style-name="T3"> </text:span>decades.</text:p>
      <text:p text:style-name="P5"><text:span text:style-name="T15">或者說，準備好紙</text:span><text:span text:style-name="T19">、信封、好茶或咖啡</text:span><text:span text:style-name="T15">，坐下來寫封信吧!我以前寫很多信，現在我則比較習慣打字。如果人們會重讀幾年前的Email，你的信也會被長久保存</text:span></text:p>
      <text:p text:style-name="P4"/>
      <text:p text:style-name="P5"><text:span text:style-name="T6">Slide</text:span><text:span text:style-name="T10"> </text:span><text:span text:style-name="T14">12</text:span></text:p>
      <text:p text:style-name="P5"><text:span text:style-name="T6">The</text:span><text:span text:style-name="T10"> </text:span><text:span text:style-name="T6">personal</text:span><text:span text:style-name="T10"> </text:span><text:span text:style-name="T6">touch</text:span><text:span text:style-name="T10"> </text:span><text:span text:style-name="T6">of</text:span><text:span text:style-name="T10"> </text:span><text:span text:style-name="T6">letters,</text:span><text:span text:style-name="T10"> </text:span><text:span text:style-name="T6">the</text:span><text:span text:style-name="T10"> </text:span><text:span text:style-name="T6">feeling</text:span><text:span text:style-name="T10"> </text:span><text:span text:style-name="T6">of</text:span><text:span text:style-name="T10"> </text:span><text:span text:style-name="T6">effort</text:span><text:span text:style-name="T10"> </text:span><text:span text:style-name="T6">that</text:span><text:span text:style-name="T10"> </text:span><text:span text:style-name="T6">you</text:span><text:span text:style-name="T10"> </text:span><text:span text:style-name="T6">wrote</text:span><text:span text:style-name="T10"> </text:span><text:span text:style-name="T6">it</text:span><text:span text:style-name="T10"> </text:span><text:span text:style-name="T6">for</text:span><text:span text:style-name="T10"> </text:span><text:span text:style-name="T6">someone,</text:span><text:span text:style-name="T10"> </text:span><text:span text:style-name="T6">it</text:span><text:span text:style-name="T10"> </text:span><text:span text:style-name="T6">will</text:span><text:span text:style-name="T10"> </text:span><text:span text:style-name="T6">get</text:span><text:span text:style-name="T10"> </text:span><text:span text:style-name="T6">through,</text:span><text:span text:style-name="T10"> </text:span><text:span text:style-name="T6">others</text:span><text:span text:style-name="T10"> </text:span><text:span text:style-name="T6">will</text:span><text:span text:style-name="T10"> </text:span><text:span text:style-name="T6">really</text:span><text:span text:style-name="T10"> </text:span><text:span text:style-name="T6">appreciate</text:span><text:span text:style-name="T10"> </text:span><text:span text:style-name="T6">it.</text:span><text:span text:style-name="T10"> </text:span><text:span text:style-name="T6">You</text:span><text:span text:style-name="T10"> </text:span><text:span text:style-name="T6">can</text:span><text:span text:style-name="T10"> </text:span><text:span text:style-name="T6">add</text:span><text:span text:style-name="T10"> </text:span><text:span text:style-name="T6">some</text:span><text:span text:style-name="T10"> </text:span><text:span text:style-name="T6">photos</text:span><text:span text:style-name="T10"> </text:span><text:span text:style-name="T6">as</text:span><text:span text:style-name="T10"> </text:span><text:span text:style-name="T6">well,</text:span><text:span text:style-name="T10"> </text:span><text:span text:style-name="T6">a</text:span><text:span text:style-name="T10"> </text:span><text:span text:style-name="T6">nice</text:span><text:span text:style-name="T10"> </text:span><text:span text:style-name="T6">stamp,</text:span><text:span text:style-name="T10"> </text:span><text:span text:style-name="T6">and</text:span><text:span text:style-name="T10"> </text:span><text:span text:style-name="T6">you</text:span><text:span text:style-name="T10"> </text:span><text:span text:style-name="T6">just</text:span><text:span text:style-name="T10"> </text:span><text:span text:style-name="T6">made</text:span><text:span text:style-name="T10"> </text:span><text:span text:style-name="T6">someone's</text:span><text:span text:style-name="T10"> </text:span><text:span text:style-name="T6">day</text:span><text:span text:style-name="T10"> </text:span><text:span text:style-name="T6">very</text:span><text:span text:style-name="T10"> </text:span><text:span text:style-name="T6">cheerful</text:span><text:span text:style-name="T10"> </text:span><text:span text:style-name="T6">with</text:span><text:span text:style-name="T10"> </text:span><text:span text:style-name="T6">your</text:span><text:span text:style-name="T10"> </text:span><text:span text:style-name="T6">creation</text:span>.</text:p>
      <text:p text:style-name="P5"><text:span text:style-name="T15">別人也會很珍惜信中的私人印記與心意，加上一些創意照片或郵票更棒!</text:span></text:p>
      <text:p text:style-name="P1"/>
      <text:p text:style-name="P4"/>
      <text:p text:style-name="P5"><text:span text:style-name="T6">Slide</text:span><text:span text:style-name="T10"> </text:span><text:span text:style-name="T14">13</text:span><text:span text:style-name="T15">部落格</text:span></text:p>
      <text:p text:style-name="P5"><text:span text:style-name="T6">Also,</text:span><text:span text:style-name="T10"> </text:span><text:span text:style-name="T6">there</text:span><text:span text:style-name="T10"> </text:span><text:span text:style-name="T6">are</text:span><text:span text:style-name="T10"> </text:span><text:span text:style-name="T6">more</text:span><text:span text:style-name="T10"> </text:span><text:span text:style-name="T6">advanced</text:span><text:span text:style-name="T10"> </text:span><text:span text:style-name="T6">things</text:span><text:span text:style-name="T10"> </text:span><text:span text:style-name="T6">you</text:span><text:span text:style-name="T10"> </text:span><text:span text:style-name="T6">could</text:span><text:span text:style-name="T10"> </text:span><text:span text:style-name="T6">write.</text:span><text:span text:style-name="T10"> </text:span><text:span text:style-name="T6">For</text:span><text:span text:style-name="T10"> </text:span><text:span text:style-name="T6">example</text:span><text:span text:style-name="T10"> </text:span><text:span text:style-name="T6">blogs.</text:span><text:span text:style-name="T10"> </text:span><text:span text:style-name="T6">My</text:span><text:span text:style-name="T10"> </text:span><text:span text:style-name="T6">first</text:span><text:span text:style-name="T10"> </text:span><text:span text:style-name="T6">one</text:span><text:span text:style-name="T10"> </text:span><text:span text:style-name="T6">was</text:span><text:span text:style-name="T10"> </text:span><text:span text:style-name="T6">in</text:span><text:span text:style-name="T10"> </text:span><text:span text:style-name="T6">2003,</text:span><text:span text:style-name="T10"> </text:span><text:span text:style-name="T6">I</text:span><text:span text:style-name="T10"> </text:span><text:span text:style-name="T6">know</text:span><text:span text:style-name="T10"> </text:span><text:span text:style-name="T6">because</text:span><text:span text:style-name="T10"> </text:span><text:span text:style-name="T6">the</text:span><text:span text:style-name="T10"> </text:span><text:span text:style-name="T6">Internet</text:span><text:span text:style-name="T10"> </text:span><text:span text:style-name="T6">has</text:span><text:span text:style-name="T10"> </text:span><text:span text:style-name="T6">preserved</text:span><text:span text:style-name="T10"> </text:span><text:span text:style-name="T6">it.</text:span><text:span text:style-name="T10"> </text:span><text:span text:style-name="T6">That</text:span><text:span text:style-name="T10"> </text:span><text:span text:style-name="T6">year</text:span><text:span text:style-name="T10"> </text:span><text:span text:style-name="T6">I</text:span><text:span text:style-name="T10"> </text:span><text:span text:style-name="T6">spent</text:span><text:span text:style-name="T10"> </text:span><text:span text:style-name="T6">the</text:span><text:span text:style-name="T10"> </text:span><text:span text:style-name="T6">winter</text:span><text:span text:style-name="T10"> </text:span><text:span text:style-name="T6">vacation</text:span><text:span text:style-name="T10"> </text:span><text:span text:style-name="T6">reading</text:span><text:span text:style-name="T10"> </text:span><text:span text:style-name="T6">and</text:span><text:span text:style-name="T10"> </text:span><text:span text:style-name="T6">writing</text:span><text:span text:style-name="T10"> </text:span><text:span text:style-name="T6">the</text:span><text:span text:style-name="T10"> </text:span><text:span text:style-name="T6">whole</text:span><text:span text:style-name="T10"> </text:span><text:span text:style-name="T6">day,</text:span><text:span text:style-name="T10"> </text:span><text:span text:style-name="T6">and</text:span><text:span text:style-name="T10"> </text:span><text:span text:style-name="T6">got</text:span><text:span text:style-name="T10"> </text:span><text:span text:style-name="T6">to</text:span><text:span text:style-name="T10"> </text:span><text:span text:style-name="T6">know</text:span><text:span text:style-name="T10"> </text:span><text:span text:style-name="T6">a</text:span><text:span text:style-name="T10"> </text:span><text:span text:style-name="T6">lot</text:span><text:span text:style-name="T10"> </text:span><text:span text:style-name="T6">of</text:span><text:span text:style-name="T10"> </text:span><text:span text:style-name="T6">interesting</text:span><text:span text:style-name="T10"> </text:span><text:span text:style-name="T6">people</text:span>.</text:p>
      <text:p text:style-name="P5"><text:span text:style-name="T15">你也能寫一些更進階的東西，例如:部落格(blog</text:span><text:span text:style-name="T19">)。我的第一個部落格開始在2003年</text:span><text:span text:style-name="T15">，至今仍保留在網路上。那年寒假我每天都在閱讀與寫文章，因此認識很多有趣的人。</text:span></text:p>
      <text:p text:style-name="P4"/>
      <text:p text:style-name="P5"><text:span text:style-name="T6">Slide</text:span><text:span text:style-name="T18"> </text:span><text:span text:style-name="T14">14</text:span></text:p>
      <text:p text:style-name="P5"><text:span text:style-name="T6">Now</text:span><text:span text:style-name="T10"> </text:span><text:span text:style-name="T6">I</text:span><text:span text:style-name="T10">’</text:span><text:span text:style-name="T6">m</text:span><text:span text:style-name="T10"> </text:span><text:span text:style-name="T6">actually</text:span><text:span text:style-name="T10"> </text:span><text:span text:style-name="T6">writing</text:span><text:span text:style-name="T10"> </text:span><text:span text:style-name="T6">at</text:span><text:span text:style-name="T10"> </text:span><text:span text:style-name="T6">a</text:span><text:span text:style-name="T10"> </text:span><text:span text:style-name="T6">lot</text:span><text:span text:style-name="T10"> </text:span><text:span text:style-name="T6">of</text:span><text:span text:style-name="T10"> </text:span><text:span text:style-name="T6">different</text:span><text:span text:style-name="T10"> </text:span><text:span text:style-name="T6">places,</text:span><text:span text:style-name="T10"> </text:span><text:span text:style-name="T6">different</text:span><text:span text:style-name="T10"> </text:span><text:span text:style-name="T6">topics.</text:span><text:span text:style-name="T10"> </text:span><text:span text:style-name="T6">You</text:span><text:span text:style-name="T10"> </text:span><text:span text:style-name="T6">can</text:span><text:span text:style-name="T10"> </text:span><text:span text:style-name="T6">as</text:span><text:span text:style-name="T10"> </text:span><text:span text:style-name="T6">well.</text:span><text:span text:style-name="T10"> </text:span><text:span text:style-name="T6">Everyone</text:span><text:span text:style-name="T10"> </text:span><text:span text:style-name="T6">has</text:span><text:span text:style-name="T10"> </text:span><text:span text:style-name="T6">interests,</text:span><text:span text:style-name="T10"> </text:span><text:soft-page-break/><text:span text:style-name="T6">experience</text:span><text:span text:style-name="T10"> </text:span><text:span text:style-name="T6">or</text:span><text:span text:style-name="T10"> </text:span><text:span text:style-name="T6">knowledge</text:span><text:span text:style-name="T10"> </text:span><text:span text:style-name="T6">that</text:span><text:span text:style-name="T10"> </text:span><text:span text:style-name="T6">can</text:span><text:span text:style-name="T10"> </text:span><text:span text:style-name="T6">be</text:span><text:span text:style-name="T10"> </text:span><text:span text:style-name="T6">shared.</text:span><text:span text:style-name="T10"> </text:span><text:span text:style-name="T6">It</text:span><text:span text:style-name="T10">’</text:span><text:span text:style-name="T6">s</text:span><text:span text:style-name="T10"> </text:span><text:span text:style-name="T6">very</text:span><text:span text:style-name="T10"> </text:span><text:span text:style-name="T6">good</text:span><text:span text:style-name="T10"> </text:span><text:span text:style-name="T6">for</text:span><text:span text:style-name="T10"> </text:span><text:span text:style-name="T6">you</text:span><text:span text:style-name="T10"> </text:span><text:span text:style-name="T6">to</text:span><text:span text:style-name="T10"> </text:span><text:span text:style-name="T6">organize</text:span><text:span text:style-name="T10"> </text:span><text:span text:style-name="T6">your</text:span><text:span text:style-name="T10"> </text:span><text:span text:style-name="T6">thoughts,</text:span><text:span text:style-name="T10"> </text:span><text:span text:style-name="T6">and</text:span><text:span text:style-name="T10"> </text:span><text:span text:style-name="T6">remind</text:span><text:span text:style-name="T10"> </text:span><text:span text:style-name="T6">yourself</text:span><text:span text:style-name="T10"> </text:span><text:span text:style-name="T6">of</text:span><text:span text:style-name="T10"> </text:span><text:span text:style-name="T6">the</text:span><text:span text:style-name="T10"> </text:span><text:span text:style-name="T6">things</text:span><text:span text:style-name="T10"> </text:span><text:span text:style-name="T6">you</text:span><text:span text:style-name="T10"> </text:span><text:span text:style-name="T6">learned</text:span><text:span text:style-name="T10"> </text:span><text:span text:style-name="T6">before.</text:span><text:span text:style-name="T10"> </text:span><text:span text:style-name="T6">Whether</text:span><text:span text:style-name="T10"> </text:span><text:span text:style-name="T6">you</text:span><text:span text:style-name="T10"> </text:span><text:span text:style-name="T6">want</text:span><text:span text:style-name="T10"> </text:span><text:span text:style-name="T6">to</text:span><text:span text:style-name="T10"> </text:span><text:span text:style-name="T6">just</text:span><text:span text:style-name="T10"> </text:span><text:span text:style-name="T6">remember</text:span><text:span text:style-name="T10"> </text:span><text:span text:style-name="T6">or</text:span><text:span text:style-name="T10"> </text:span><text:span text:style-name="T6">show</text:span><text:span text:style-name="T10"> </text:span><text:span text:style-name="T6">your</text:span><text:span text:style-name="T10"> </text:span><text:span text:style-name="T6">work,</text:span><text:span text:style-name="T10"> </text:span><text:span text:style-name="T6">or</text:span><text:span text:style-name="T10"> </text:span><text:span text:style-name="T6">just</text:span><text:span text:style-name="T10"> </text:span><text:span text:style-name="T6">connect</text:span><text:span text:style-name="T10"> </text:span><text:span text:style-name="T6">to</text:span><text:span text:style-name="T10"> </text:span><text:span text:style-name="T6">people,</text:span><text:span text:style-name="T10"> </text:span><text:span text:style-name="T6">blogs</text:span><text:span text:style-name="T10"> </text:span><text:span text:style-name="T6">are</text:span><text:span text:style-name="T10"> </text:span><text:span text:style-name="T6">very</text:span><text:span text:style-name="T10"> </text:span><text:span text:style-name="T6">useful.</text:span></text:p>
      <text:p text:style-name="P5"><text:span text:style-name="T15">現在我在不同的網站寫不同的主題。你也可以，因為每個人各有不同的興趣</text:span><text:span text:style-name="T19">、經驗、知識能分享。整理思想並提醒自己以前學過的事非常棒！部落格是溫故知新的好地方。</text:span></text:p>
      <text:p text:style-name="P1"/>
      <text:p text:style-name="P5"><text:span text:style-name="T6">Slide</text:span><text:span text:style-name="T10"> </text:span><text:span text:style-name="T14">15</text:span><text:span text:style-name="T15">每日750字</text:span></text:p>
      <text:p text:style-name="P3">A<text:span text:style-name="T3"> </text:span>bit<text:span text:style-name="T3"> </text:span>more<text:span text:style-name="T3"> </text:span>advanced<text:span text:style-name="T3"> </text:span>is<text:span text:style-name="T3"> </text:span>750<text:span text:style-name="T3"> </text:span>words.<text:span text:style-name="T3"> </text:span>The<text:span text:style-name="T3"> </text:span>idea<text:span text:style-name="T3"> </text:span>is,<text:span text:style-name="T3"> </text:span>that<text:span text:style-name="T3"> </text:span>every<text:span text:style-name="T3"> </text:span>day,<text:span text:style-name="T3"> </text:span>maybe<text:span text:style-name="T3"> </text:span>in<text:span text:style-name="T3"> </text:span>the<text:span text:style-name="T3"> </text:span>morning,<text:span text:style-name="T3"> </text:span>maybe<text:span text:style-name="T3"> </text:span>some<text:span text:style-name="T3"> </text:span>other<text:span text:style-name="T3"> </text:span>part<text:span text:style-name="T3"> </text:span>of<text:span text:style-name="T3"> </text:span>the<text:span text:style-name="T3"> </text:span>day,<text:span text:style-name="T3"> </text:span>you<text:span text:style-name="T3"> </text:span>sit<text:span text:style-name="T3"> </text:span>down<text:span text:style-name="T3"> </text:span>to<text:span text:style-name="T3"> </text:span>write<text:span text:style-name="T3"> </text:span>at<text:span text:style-name="T3"> </text:span>least<text:span text:style-name="T3"> </text:span>750<text:span text:style-name="T3"> </text:span>words<text:span text:style-name="T3"> – </text:span>that's<text:span text:style-name="T3"> </text:span>about<text:span text:style-name="T3"> </text:span>3<text:span text:style-name="T3"> </text:span>pages<text:span text:style-name="T3"> </text:span>in<text:span text:style-name="T3"> </text:span>English.<text:span text:style-name="T3"> </text:span>Can<text:span text:style-name="T3"> </text:span>write<text:span text:style-name="T3"> </text:span>about<text:span text:style-name="T3"> </text:span>anything,<text:span text:style-name="T3"> </text:span>it<text:span text:style-name="T3"> </text:span>can<text:span text:style-name="T3"> </text:span>be<text:span text:style-name="T3"> </text:span>like<text:span text:style-name="T3"> </text:span>a<text:span text:style-name="T3"> </text:span>journal,<text:span text:style-name="T3"> </text:span>you<text:span text:style-name="T3"> </text:span>can<text:span text:style-name="T3"> </text:span>write<text:span text:style-name="T3"> </text:span>a<text:span text:style-name="T3"> </text:span>book<text:span text:style-name="T3"> </text:span>there,<text:span text:style-name="T3"> </text:span>it<text:span text:style-name="T3"> </text:span>can<text:span text:style-name="T3"> </text:span>be<text:span text:style-name="T3"> </text:span>letters<text:span text:style-name="T3"> </text:span>to<text:span text:style-name="T3"> </text:span>others,<text:span text:style-name="T3"> </text:span>whatever<text:span text:style-name="T3"> </text:span>you<text:span text:style-name="T3"> </text:span>want<text:span text:style-name="T3"> </text:span>it<text:span text:style-name="T3"> </text:span>to<text:span text:style-name="T3"> </text:span>be.</text:p>
      <text:p text:style-name="P5"><text:span text:style-name="T15">再更進階的是</text:span><text:span text:style-name="T17">’</text:span><text:span text:style-name="T15">每日750字</text:span><text:span text:style-name="T19">”。利用一天的任何時段寫下至少750字</text:span><text:span text:style-name="T15">，大約是3頁英文字。你能寫任何東西，例如：日記</text:span><text:span text:style-name="T19">、小說、信</text:span></text:p>
      <text:p text:style-name="P1"/>
      <text:p text:style-name="P5"><text:span text:style-name="T6">Slide</text:span><text:span text:style-name="T10"> </text:span><text:span text:style-name="T14">16</text:span><text:span text:style-name="T17"> </text:span></text:p>
      <text:p text:style-name="P3">What<text:span text:style-name="T3"> </text:span>you<text:span text:style-name="T3"> </text:span>write,<text:span text:style-name="T3"> </text:span>only<text:span text:style-name="T3"> </text:span>you<text:span text:style-name="T3"> </text:span>can<text:span text:style-name="T3"> </text:span>see.<text:span text:style-name="T3"> </text:span>Since<text:span text:style-name="T3"> </text:span>I<text:span text:style-name="T3"> </text:span>started<text:span text:style-name="T3"> </text:span>it,<text:span text:style-name="T3"> </text:span>I<text:span text:style-name="T3"> </text:span>wrote<text:span text:style-name="T3"> </text:span>on<text:span text:style-name="T3"> </text:span>195<text:span text:style-name="T3"> </text:span>days,<text:span text:style-name="T3"> </text:span>altogether<text:span text:style-name="T3"> </text:span>more<text:span text:style-name="T3"> </text:span>than<text:span text:style-name="T3"> </text:span>160.000<text:span text:style-name="T3"> </text:span>words.<text:span text:style-name="T3"> </text:span>Because<text:span text:style-name="T3"> </text:span>of<text:span text:style-name="T3"> </text:span>it<text:span text:style-name="T3"> </text:span>I<text:span text:style-name="T3"> </text:span>think<text:span text:style-name="T3"> </text:span>much<text:span text:style-name="T3"> </text:span>clearer.<text:span text:style-name="T3"> </text:span>When<text:span text:style-name="T3"> </text:span>I'm<text:span text:style-name="T3"> </text:span>upset,<text:span text:style-name="T3"> </text:span>the<text:span text:style-name="T3"> </text:span>feeling<text:span text:style-name="T3"> </text:span>is<text:span text:style-name="T3"> </text:span>gone<text:span text:style-name="T3"> </text:span>sooner,<text:span text:style-name="T3"> </text:span>when<text:span text:style-name="T3"> </text:span>I'm<text:span text:style-name="T3"> </text:span>happy,<text:span text:style-name="T3"> </text:span>the<text:span text:style-name="T3"> </text:span>feeliong<text:span text:style-name="T3"> </text:span>stays<text:span text:style-name="T3"> </text:span>longer<text:span text:style-name="T3"> </text:span>because<text:span text:style-name="T3"> </text:span>I<text:span text:style-name="T3"> </text:span>write<text:span text:style-name="T3"> </text:span>it<text:span text:style-name="T3"> </text:span>out.<text:span text:style-name="T3"> </text:span>It's<text:span text:style-name="T3"> </text:span>like<text:span text:style-name="T3"> </text:span>my<text:span text:style-name="T3"> </text:span>very<text:span text:style-name="T3"> </text:span>close<text:span text:style-name="T3"> </text:span>friend<text:span text:style-name="T3"> – </text:span>or<text:span text:style-name="T3"> </text:span>therapist.</text:p>
      <text:p text:style-name="P5"><text:span text:style-name="T15">只有自己能看見自己寫的東西。我已經寫了195天</text:span><text:span text:style-name="T19">，一共16萬字。寫下來之後</text:span><text:span text:style-name="T15">，思路更加清楚，難過時恢復得更快，快樂則持續得更久。感覺它就像我的好朋友一樣。</text:span></text:p>
      <text:p text:style-name="P1"/>
      <text:p text:style-name="P5"><text:span text:style-name="T6">Slide</text:span><text:span text:style-name="T10"> </text:span><text:span text:style-name="T14">17</text:span><text:span text:style-name="T17"> </text:span><text:span text:style-name="T15">Nanowrimo</text:span></text:p>
      <text:p text:style-name="P3">Ever<text:span text:style-name="T3"> </text:span>more<text:span text:style-name="T3"> </text:span>advanced<text:span text:style-name="T3"> </text:span>is:<text:span text:style-name="T3"> </text:span>write<text:span text:style-name="T3"> </text:span>a<text:span text:style-name="T3"> </text:span>novel.<text:span text:style-name="T3"> </text:span>There's<text:span text:style-name="T3"> </text:span>this<text:span text:style-name="T3"> </text:span>project<text:span text:style-name="T3"> </text:span>called<text:span text:style-name="T3"> </text:span>NaNoWriMo:<text:span text:style-name="T3"> </text:span>National<text:span text:style-name="T3"> </text:span>Novel<text:span text:style-name="T3"> </text:span>Writing<text:span text:style-name="T3"> </text:span>Month,<text:span text:style-name="T3"> </text:span>every<text:span text:style-name="T3"> </text:span>November<text:span text:style-name="T3"> </text:span>many<text:span text:style-name="T3"> </text:span>tens<text:span text:style-name="T3"> </text:span>of<text:span text:style-name="T3"> </text:span>thousands<text:span text:style-name="T3"> </text:span>of<text:span text:style-name="T3"> </text:span>people<text:span text:style-name="T3"> </text:span>attempt<text:span text:style-name="T3"> </text:span>to<text:span text:style-name="T3"> </text:span>write<text:span text:style-name="T3"> </text:span>a<text:span text:style-name="T3"> </text:span>novel<text:span text:style-name="T3"> </text:span>in<text:span text:style-name="T3"> </text:span>30<text:span text:style-name="T3"> </text:span>days.<text:span text:style-name="T3"> </text:span>It<text:span text:style-name="T3"> </text:span>doesn't<text:span text:style-name="T3"> </text:span>matter<text:span text:style-name="T3"> </text:span>what<text:span text:style-name="T3"> </text:span>kind,<text:span text:style-name="T3"> </text:span>just<text:span text:style-name="T3"> </text:span>that<text:span text:style-name="T3"> </text:span>it<text:span text:style-name="T3"> </text:span>is<text:span text:style-name="T3"> </text:span>at<text:span text:style-name="T3"> </text:span>least<text:span text:style-name="T3"> </text:span>50000<text:span text:style-name="T3"> </text:span>words<text:span text:style-name="T3"> </text:span>long.<text:span text:style-name="T3"> </text:span>Can<text:span text:style-name="T3"> </text:span>be<text:span text:style-name="T3"> </text:span>about<text:span text:style-name="T3"> </text:span>anything.</text:p>
      <text:p text:style-name="P5"><text:span text:style-name="T15">再再更進階的就是寫小說。有個叫Nanowrimo的計畫</text:span><text:span text:style-name="T19">，每年11月成千上萬的人試著在一個月內</text:span><text:soft-page-break/><text:span text:style-name="T19">完成至少5萬字的小說，內容不拘。</text:span></text:p>
      <text:p text:style-name="P1"/>
      <text:p text:style-name="P5"><text:span text:style-name="T6">Slide</text:span><text:span text:style-name="T10"> </text:span><text:span text:style-name="T14">18</text:span></text:p>
      <text:p text:style-name="P3">I<text:span text:style-name="T3"> </text:span>had<text:span text:style-name="T3"> </text:span>two<text:span text:style-name="T3"> </text:span>or<text:span text:style-name="T3"> </text:span>three<text:span text:style-name="T3"> </text:span>writing<text:span text:style-name="T3"> </text:span>buddies,<text:span text:style-name="T3"> </text:span>it's<text:span text:style-name="T3"> </text:span>really<text:span text:style-name="T3"> </text:span>fun,<text:span text:style-name="T3"> </text:span>encouraging<text:span text:style-name="T3"> </text:span>each<text:span text:style-name="T3"> </text:span>others.<text:span text:style-name="T3"> </text:span>Tried<text:span text:style-name="T3"> </text:span>2<text:span text:style-name="T3"> </text:span>or<text:span text:style-name="T3"> </text:span>3<text:span text:style-name="T3"> </text:span>years<text:span text:style-name="T3"> – </text:span>failed<text:span text:style-name="T3"> </text:span>every<text:span text:style-name="T3"> </text:span>time.<text:span text:style-name="T3"> </text:span>The<text:span text:style-name="T3"> </text:span>furthest<text:span text:style-name="T3"> </text:span>I<text:span text:style-name="T3"> </text:span>got<text:span text:style-name="T3"> </text:span>is<text:span text:style-name="T3"> </text:span>5300<text:span text:style-name="T3"> </text:span>words.<text:span text:style-name="T3"> </text:span>But<text:span text:style-name="T3"> </text:span>it<text:span text:style-name="T3"> </text:span>made<text:span text:style-name="T3"> </text:span>me<text:span text:style-name="T3"> </text:span>think<text:span text:style-name="T3"> </text:span>about<text:span text:style-name="T3"> “</text:span>scenes<text:span text:style-name="T3">” </text:span>and<text:span text:style-name="T3"> “</text:span>characters<text:span text:style-name="T3">” </text:span>and<text:span text:style-name="T3"> “</text:span>storyline<text:span text:style-name="T3">” </text:span>much<text:span text:style-name="T3"> </text:span>more.<text:span text:style-name="T3"> </text:span>Now<text:span text:style-name="T3"> </text:span>I<text:span text:style-name="T3"> </text:span>know<text:span text:style-name="T3"> </text:span>the<text:span text:style-name="T3"> </text:span>joy<text:span text:style-name="T3"> </text:span>of<text:span text:style-name="T3"> </text:span>writing<text:span text:style-name="T3"> </text:span>a<text:span text:style-name="T3"> </text:span>scene<text:span text:style-name="T3"> </text:span>that<text:span text:style-name="T3"> </text:span>has<text:span text:style-name="T3"> </text:span>a<text:span text:style-name="T3"> </text:span>smooth<text:span text:style-name="T3"> </text:span>flow.<text:span text:style-name="T3"> </text:span>And<text:span text:style-name="T3"> </text:span>now<text:span text:style-name="T3"> </text:span>I<text:span text:style-name="T3"> </text:span>read<text:span text:style-name="T3"> </text:span>books<text:span text:style-name="T3"> </text:span>in<text:span text:style-name="T3"> </text:span>a<text:span text:style-name="T3"> </text:span>very<text:span text:style-name="T3"> </text:span>different<text:span text:style-name="T3"> </text:span>way<text:span text:style-name="T3"> </text:span>because<text:span text:style-name="T3"> </text:span>of<text:span text:style-name="T3"> </text:span>that.</text:p>
      <text:p text:style-name="P5"><text:span text:style-name="T15">我有兩三個合作的朋友</text:span><text:span text:style-name="T19">，相互鼓勵很有趣!試過兩三年都失敗了，我最長只寫了5千3百字，但是之後卻對”場景”，”人物”與”故事節構”更敏銳。現在我懂創造出流暢故事的快樂，閱讀角度也不同了。</text:span></text:p>
      <text:p text:style-name="P4"/>
      <text:p text:style-name="P5"><text:span text:style-name="T6">Slide</text:span><text:span text:style-name="T18"> </text:span><text:span text:style-name="T14">19</text:span><text:span text:style-name="T17"> </text:span><text:span text:style-name="T16">Ignite筆記</text:span></text:p>
      <text:p text:style-name="P3">And<text:span text:style-name="T3"> </text:span>finally,<text:span text:style-name="T3"> </text:span>there's<text:span text:style-name="T3"> </text:span>the<text:span text:style-name="T3"> </text:span>most<text:span text:style-name="T3"> </text:span>difficult<text:span text:style-name="T3"> </text:span>one:<text:span text:style-name="T3"> </text:span>write<text:span text:style-name="T3"> </text:span>some<text:span text:style-name="T3"> </text:span>notes<text:span text:style-name="T3"> </text:span>for<text:span text:style-name="T3"> </text:span>your<text:span text:style-name="T3"> </text:span>Ignite<text:span text:style-name="T3"> </text:span>talk.<text:span text:style-name="T3"> </text:span>Especially<text:span text:style-name="T3"> </text:span>if<text:span text:style-name="T3"> </text:span>you<text:span text:style-name="T3"> </text:span>give<text:span text:style-name="T3"> </text:span>it<text:span text:style-name="T3"> </text:span>in<text:span text:style-name="T3"> </text:span>a<text:span text:style-name="T3"> </text:span>language<text:span text:style-name="T3"> </text:span>you<text:span text:style-name="T3"> </text:span>don't<text:span text:style-name="T3"> </text:span>yet<text:span text:style-name="T3"> </text:span>speak.<text:span text:style-name="T3"> </text:span>It's<text:span text:style-name="T3"> </text:span>very<text:span text:style-name="T3"> </text:span>helpful,<text:span text:style-name="T3"> </text:span>trust<text:span text:style-name="T3"> </text:span>me!</text:p>
      <text:p text:style-name="P5"><text:span text:style-name="T15">最後也是最困難的:寫下你的Ignite筆記</text:span><text:span text:style-name="T19">，特別是你以還不會講的語言演講…相信我，這很有用!</text:span></text:p>
      <text:p text:style-name="P1"/>
      <text:p text:style-name="P5"><text:span text:style-name="T6">Slide</text:span><text:span text:style-name="T18"> </text:span><text:span text:style-name="T14">20</text:span></text:p>
      <text:p text:style-name="P3">If<text:span text:style-name="T3"> </text:span>this<text:span text:style-name="T3"> </text:span>inspired<text:span text:style-name="T3"> </text:span>you<text:span text:style-name="T3"> </text:span>to<text:span text:style-name="T3"> </text:span>write<text:span text:style-name="T3"> </text:span>some<text:span text:style-name="T3"> </text:span>more,<text:span text:style-name="T3"> </text:span>whatever<text:span text:style-name="T3"> </text:span>is<text:span text:style-name="T3"> </text:span>on<text:span text:style-name="T3"> </text:span>your<text:span text:style-name="T3"> </text:span>mind,<text:span text:style-name="T3"> </text:span>try<text:span text:style-name="T3"> </text:span>them<text:span text:style-name="T3"> </text:span>out.<text:span text:style-name="T3"> </text:span>Or<text:span text:style-name="T3"> </text:span>you<text:span text:style-name="T3"> </text:span>can<text:span text:style-name="T3"> </text:span>also<text:span text:style-name="T3"> </text:span>just<text:span text:style-name="T3"> </text:span>write<text:span text:style-name="T3"> </text:span>me<text:span text:style-name="T3"> </text:span>something.</text:p>
      <text:p text:style-name="P5"><text:span text:style-name="T15">若是你覺得受啟發而想寫更多東西</text:span><text:span text:style-name="T19">，寫寫看吧!________title inserts_____________</text:span></text:p>
      <text:p text:style-name="P4"/>
      <text:p text:style-name="P4"/>
      <text:p text:style-name="P1">謝謝</text:p>
      <text:p text:style-name="P5">Thank<text:span text:style-name="T3"> </text:span>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AR PL UMing HK1" svg:font-family="'AR PL UMing HK', 'MS Gothic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R PL UMing HK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標號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預設段落字型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bject title:   Write me something</dc:title>
    <meta:initial-creator>Lab </meta:initial-creator>
    <meta:creation-date>2012-03-28T12:58:00</meta:creation-date>
    <dc:creator>Lab </dc:creator>
    <dc:date>2012-03-27T19:08:06</dc:date>
    <meta:editing-cycles>27</meta:editing-cycles>
    <meta:editing-duration>PT6H5M25S</meta:editing-duration>
    <meta:generator>LibreOffice/3.4$Unix LibreOffice_project/340m1$Build-402</meta:generator>
    <meta:document-statistic meta:table-count="0" meta:image-count="0" meta:object-count="0" meta:page-count="7" meta:paragraph-count="76" meta:word-count="1588" meta:character-count="7679" meta:non-whitespace-character-count="6867"/>
    <meta:user-defined meta:name="Info 1"/>
    <meta:user-defined meta:name="Info 2"/>
    <meta:user-defined meta:name="Info 3"/>
    <meta:user-defined meta:name="Info 4"/>
  </office:meta>
</office:document-meta>
</file>